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597in" style:rel-column-width="950*"/>
    </style:style>
    <style:style style:name="Table1.B" style:family="table-column">
      <style:table-column-properties style:column-width="1.3111in" style:rel-column-width="1888*"/>
    </style:style>
    <style:style style:name="Table1.C" style:family="table-column">
      <style:table-column-properties style:column-width="1.375in" style:rel-column-width="1980*"/>
    </style:style>
    <style:style style:name="Table1.D" style:family="table-column">
      <style:table-column-properties style:column-width="1.116in" style:rel-column-width="1607*"/>
    </style:style>
    <style:style style:name="Table1.E" style:family="table-column">
      <style:table-column-properties style:column-width="1.1153in" style:rel-column-width="160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2" style:family="table-row">
      <style:table-row-properties style:min-row-height="0.225in"/>
    </style:style>
    <style:style style:name="Table1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F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officeooo:rsid="001eaf1e" officeooo:paragraph-rsid="001eaf1e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4pt" fo:language="pl" fo:country="PL" officeooo:rsid="001ed9df" officeooo:paragraph-rsid="001ed9d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ed9df" officeooo:paragraph-rsid="001ed9d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pl" fo:country="PL" fo:font-weight="normal" officeooo:rsid="001ed9df" officeooo:paragraph-rsid="001ed9d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language="pl" fo:country="PL" officeooo:rsid="001ed9df" officeooo:paragraph-rsid="001ed9d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pl" fo:country="PL" fo:font-weight="bold" officeooo:rsid="001ed9df" officeooo:paragraph-rsid="001ed9d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language="pl" fo:country="PL" fo:font-weight="bold" officeooo:rsid="001ed9df" officeooo:paragraph-rsid="001ed9d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1ed9df" officeooo:paragraph-rsid="001ed9df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1ed9df" officeooo:paragraph-rsid="0020fc72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language="pl" fo:country="PL" fo:font-style="italic" fo:font-weight="bold" officeooo:rsid="001ed9df" officeooo:paragraph-rsid="001ed9df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1ed9df" officeooo:paragraph-rsid="0020fc72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25df1f" officeooo:paragraph-rsid="0025df1f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1ed9df" officeooo:paragraph-rsid="0025df1f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2ca995" officeooo:paragraph-rsid="002ca995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2af26c"/>
    </style:style>
    <style:style style:name="P16" style:family="paragraph" style:parent-style-name="Standard">
      <style:paragraph-properties fo:text-align="start" style:justify-single-word="false"/>
      <style:text-properties fo:font-size="15pt" fo:language="pl" fo:country="PL" fo:font-style="normal" fo:font-weight="bold" officeooo:rsid="00277f2d" officeooo:paragraph-rsid="00277f2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language="pl" fo:country="PL" fo:font-style="normal" fo:font-weight="bold" officeooo:rsid="001ed9df" officeooo:paragraph-rsid="0025df1f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2af26c"/>
    </style:style>
    <style:style style:name="P19" style:family="paragraph" style:parent-style-name="Standard">
      <style:paragraph-properties fo:text-align="center" style:justify-single-word="false"/>
      <style:text-properties officeooo:paragraph-rsid="002af26c"/>
    </style:style>
    <style:style style:name="P20" style:family="paragraph" style:parent-style-name="Standard">
      <style:paragraph-properties fo:text-align="justify" style:justify-single-word="false"/>
      <style:text-properties officeooo:rsid="002ca995" officeooo:paragraph-rsid="002ca995"/>
    </style:style>
    <style:style style:name="P2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26b4d3" officeooo:paragraph-rsid="0026b4d3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1eda38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officeooo:rsid="0020fc72"/>
    </style:style>
    <style:style style:name="T7" style:family="text">
      <style:text-properties officeooo:rsid="001eda38"/>
    </style:style>
    <style:style style:name="T8" style:family="text">
      <style:text-properties officeooo:rsid="0021b3f9"/>
    </style:style>
    <style:style style:name="T9" style:family="text">
      <style:text-properties style:text-position="super 58%" officeooo:rsid="0021b3f9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21b3f9"/>
    </style:style>
    <style:style style:name="T12" style:family="text">
      <style:text-properties style:text-position="0% 100%" officeooo:rsid="0025df1f"/>
    </style:style>
    <style:style style:name="T13" style:family="text">
      <style:text-properties style:text-position="0% 100%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text-position="0% 100%" fo:font-size="14pt" fo:language="pl" fo:country="PL" fo:font-style="normal" fo:font-weight="normal" officeooo:rsid="0025df1f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text-position="0% 100%" fo:font-size="14pt" fo:language="pl" fo:country="PL" fo:font-style="normal" fo:font-weight="normal" officeooo:rsid="00277f2d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text-position="0% 100%" fo:font-size="14pt" fo:language="pl" fo:country="PL" fo:font-style="normal" fo:font-weight="normal" officeooo:rsid="002af26c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text-position="0% 100%" fo:font-size="14pt" fo:language="pl" fo:country="PL" fo:font-style="normal" fo:font-weight="normal" officeooo:rsid="002b492f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text-position="0% 100%" fo:font-size="14pt" fo:language="pl" fo:country="PL" fo:font-style="normal" fo:font-weight="normal" officeooo:rsid="002ca995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text-position="0% 100%" fo:font-size="14pt" fo:language="pl" fo:country="PL" fo:font-style="normal" fo:font-weight="bold" officeooo:rsid="0025df1f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officeooo:rsid="0026b4d3"/>
    </style:style>
    <style:style style:name="fr1" style:family="graphic" style:parent-style-name="Formula">
      <style:graphic-properties style:vertical-pos="from-top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owanie za pomocy wielkich buforów </text:p>
      <text:p text:style-name="P5"/>
      <text:p text:style-name="P6">1. Cel projektu</text:p>
      <text:p text:style-name="P2"><text:tab/>Celem projektu było zaimplementowanie algorytmu sortującego duży plik danych. W <text:s/>założeniu powinien być on większy niż dostępna pamięć podręczna. Wymaga to optymalizację pod względem liczby operacji dyskowych ponieważ one będą wąskim gardłem w procesie sortowania. Został zaimplementowanie sortowanie z wykorzystaniem wielkich buforów. </text:p>
      <text:p text:style-name="P2"/>
      <text:p text:style-name="P6">2. Zastosowany algorytm</text:p>
      <text:p text:style-name="P4"><text:tab/>W projekcie zostały zastosowane dwie taśmy pomiędzy którymi przerzucane są pliki w trakcie sortowania. Pliki czytane są z pliku <text:span text:style-name="T1">A </text:span><text:span text:style-name="T2">i zapisywane w pliku </text:span><text:span text:style-name="T1">B, </text:span><text:span text:style-name="T2">po czym pliki zamieniają się zadaniami. Na początku, w pierwszej fazie, sortujemy części pliku na tyle duże by zmieściły się w pamięci podręcznej. Po czym, w drugiej fazie, scalamy pierwsze n </text:span><text:span text:style-name="T1">Runów</text:span><text:span text:style-name="T2"> utworzone z pierwszej fazy. Scalamy runy dopóki nie skończy się plik, a potem dopóki nie zostanie tylko jeden </text:span><text:span text:style-name="T1">Run</text:span><text:span text:style-name="T2">.</text:span></text:p>
      <text:p text:style-name="P3"><text:span text:style-name="T2"/></text:p>
      <text:p text:style-name="P8">3. Format pliku</text:p>
      <text:p text:style-name="P7"><text:span text:style-name="T2"><text:tab/></text:span><text:span text:style-name="T3">W moim przypadku rekord jest ciągiem 10 znaków ascii. Takie rekordy powinny być posortowane ze względu na liczbę jedynek w ich zapisie binarnym np. :</text:span></text:p>
      <text:p text:style-name="P10"><text:span text:style-name="T5">[/QW1wDXZY </text:span><text:span text:style-name="T4">posiada liczbę jedynek równą 40. W strona plikowa są to po prostu położone koło siebie rekordy bez żadnego znaku rozdzielającego. Jeżeli liczba rekordów nie pokrywa się z wielkością strony, reszta strony wypełniana jest zerami.</text:span></text:p>
      <text:p text:style-name="P10"><text:span text:style-name="T4"/></text:p>
      <text:p text:style-name="P9"><text:span text:style-name="T6">4</text:span><text:span text:style-name="T7">. </text:span><text:span text:style-name="T6">Przeprowadzony eksperyment</text:span></text:p>
      <text:p text:style-name="P11"><text:tab/><text:span text:style-name="T8">W ramach przeprowadzonego eksperymentu przeprowadziłem sortowanie 202 różnych rozmiarów danych przy liczbie buforów 200 oraz wielkości strony też równej 200. Powoduje to że naraz w pamięci podręcznej komputera może się znaleźć 400 kB danych. Pomiary były prowadzone dla danych z zakresu od 10</text:span><text:span text:style-name="T9">5 </text:span><text:span text:style-name="T11">do 10</text:span><text:span text:style-name="T9">8</text:span><text:span text:style-name="T11"> rekordów, czyli od 1MB do 1GB.</text:span></text:p>
      <text:p text:style-name="P17"><text:span text:style-name="T12"><text:tab/></text:span></text:p>
      <text:p text:style-name="P16"><text:span text:style-name="T12">A</text:span><text:span text:style-name="T10">spekt teoretyczny</text:span></text:p>
      <text:p text:style-name="P18"><text:span text:style-name="T14"><text:tab/></text:span><text:span text:style-name="T15">W etapie </text:span><text:span text:style-name="T16">pierwszym</text:span><text:span text:style-name="T15"> sortujemy dane w paczkach o rozmiarze b * n, w naszym przypadku b</text:span><text:span text:style-name="T16">ę</text:span><text:span text:style-name="T15">dą to bloki 200 * 200 równe 40 000 rekordów czyli 400 kB. W całym pliku będzie</text:span><text:span text:style-name="T19"> </text:span><text:span text:style-name="T19"><draw:frame draw:style-name="fr1" draw:name="Object1" text:anchor-type="as-char" svg:y="-0.2445in" svg:width="0.3984in" svg:height="0.395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9"><text:s/></text:span><text:span text:style-name="T16">posortowanych ciągów, które kosztowały </text:span><text:span text:style-name="T16"><draw:frame draw:style-name="fr1" draw:name="Object2" text:anchor-type="as-char" svg:y="-0.2445in" svg:width="0.2728in" svg:height="0.395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6"><text:s/>operacji dyskowych (jeden odczyt i zapis każdy ciąg). </text:span></text:p>
      <text:p text:style-name="P18"><text:span text:style-name="T16"><text:tab/>W etapie drugim będziemy scalać te </text:span><text:span text:style-name="T17">ciągi</text:span><text:span text:style-name="T16"> wykorzystując do tego w n – 1 buforów (zaokrąglamy to do n). Liczba ciągów zmniejszy się wtedy </text:span><text:span text:style-name="T17">n krotnie. Wykonujemy tę czynność dopóki nie zostanie tylko jeden ciąg.</text:span></text:p>
      <text:p text:style-name="P19"><text:span text:style-name="T17"><draw:frame draw:style-name="fr1" draw:name="Object3" text:anchor-type="as-char" svg:y="-0.2693in" svg:width="0.7728in" svg:height="0.456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7"><text:s/></text:span><text:span text:style-name="T18">dopóki R jest większe od 1</text:span></text:p>
      <text:p text:style-name="P15"><text:span text:style-name="T18"/></text:p>
      <text:p text:style-name="P20"><text:span text:style-name="T16">P</text:span><text:span text:style-name="T13">rzybliżony wzór na koszt sortowania przy pomocy dużych buforów: </text:span></text:p>
      <text:p text:style-name="P14"><text:soft-page-break/><text:span text:style-name="T12"><draw:frame draw:style-name="fr1" draw:name="Object4" text:anchor-type="as-char" svg:y="-0.2445in" svg:width="1.0354in" svg:height="0.3953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>Dodatek:</text:span></text:p>
      <text:p text:style-name="P12"><text:span text:style-name="T10">Liczba buforów: 200<text:line-break/>Rekordy przypadające na jeden bufor: 20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>
          <table:table-cell table:style-name="Table1.A1" office:value-type="string">
            <text:p text:style-name="P22">L.p.</text:p>
          </table:table-cell>
          <table:table-cell table:style-name="Table1.A1" office:value-type="string">
            <text:p text:style-name="P21">Record num<text:span text:style-name="T20">ber</text:span></text:p>
          </table:table-cell>
          <table:table-cell table:style-name="Table1.A1" office:value-type="string">
            <text:p text:style-name="P21">Read operations</text:p>
          </table:table-cell>
          <table:table-cell table:style-name="Table1.A1" office:value-type="string">
            <text:p text:style-name="P21">Write operations</text:p>
          </table:table-cell>
          <table:table-cell table:style-name="Table1.A1" office:value-type="string">
            <text:p text:style-name="P21">Time</text:p>
          </table:table-cell>
          <table:table-cell table:style-name="Table1.F1" office:value-type="string">
            <text:p text:style-name="P21">Phase num<text:span text:style-name="T20">ber</text:span></text:p>
          </table:table-cell>
        </table:table-row>
        <table:table-row table:style-name="Table1.2">
          <table:table-cell table:style-name="Table1.A2" office:value-type="float" office:value="1">
            <text:p text:style-name="P21">1</text:p>
          </table:table-cell>
          <table:table-cell table:style-name="Table1.A2" office:value-type="float" office:value="100000">
            <text:p text:style-name="P21">100000</text:p>
          </table:table-cell>
          <table:table-cell table:style-name="Table1.A2" office:value-type="float" office:value="1013">
            <text:p text:style-name="P21">1013</text:p>
          </table:table-cell>
          <table:table-cell table:style-name="Table1.A2" office:value-type="float" office:value="1001">
            <text:p text:style-name="P21">1001</text:p>
          </table:table-cell>
          <table:table-cell table:style-name="Table1.A2" office:value-type="float" office:value="0.024408">
            <text:p text:style-name="P21">0.02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2">
            <text:p text:style-name="P21">2</text:p>
          </table:table-cell>
          <table:table-cell table:style-name="Table1.A2" office:value-type="float" office:value="600000">
            <text:p text:style-name="P21">600000</text:p>
          </table:table-cell>
          <table:table-cell table:style-name="Table1.A2" office:value-type="float" office:value="6066">
            <text:p text:style-name="P21">6066</text:p>
          </table:table-cell>
          <table:table-cell table:style-name="Table1.A2" office:value-type="float" office:value="6001">
            <text:p text:style-name="P21">6001</text:p>
          </table:table-cell>
          <table:table-cell table:style-name="Table1.A2" office:value-type="float" office:value="0.147368">
            <text:p text:style-name="P21">0.15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3">
            <text:p text:style-name="P21">3</text:p>
          </table:table-cell>
          <table:table-cell table:style-name="Table1.A2" office:value-type="float" office:value="1100000">
            <text:p text:style-name="P21">1100000</text:p>
          </table:table-cell>
          <table:table-cell table:style-name="Table1.A2" office:value-type="float" office:value="11113">
            <text:p text:style-name="P21">11113</text:p>
          </table:table-cell>
          <table:table-cell table:style-name="Table1.A2" office:value-type="float" office:value="11001">
            <text:p text:style-name="P21">11001</text:p>
          </table:table-cell>
          <table:table-cell table:style-name="Table1.A2" office:value-type="float" office:value="0.27224">
            <text:p text:style-name="P21">0.27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4">
            <text:p text:style-name="P21">4</text:p>
          </table:table-cell>
          <table:table-cell table:style-name="Table1.A2" office:value-type="float" office:value="1600000">
            <text:p text:style-name="P21">1600000</text:p>
          </table:table-cell>
          <table:table-cell table:style-name="Table1.A2" office:value-type="float" office:value="16166">
            <text:p text:style-name="P21">16166</text:p>
          </table:table-cell>
          <table:table-cell table:style-name="Table1.A2" office:value-type="float" office:value="16001">
            <text:p text:style-name="P21">16001</text:p>
          </table:table-cell>
          <table:table-cell table:style-name="Table1.A2" office:value-type="float" office:value="0.438615">
            <text:p text:style-name="P21">0.44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5">
            <text:p text:style-name="P21">5</text:p>
          </table:table-cell>
          <table:table-cell table:style-name="Table1.A2" office:value-type="float" office:value="2100000">
            <text:p text:style-name="P21">2100000</text:p>
          </table:table-cell>
          <table:table-cell table:style-name="Table1.A2" office:value-type="float" office:value="21213">
            <text:p text:style-name="P21">21213</text:p>
          </table:table-cell>
          <table:table-cell table:style-name="Table1.A2" office:value-type="float" office:value="21001">
            <text:p text:style-name="P21">21001</text:p>
          </table:table-cell>
          <table:table-cell table:style-name="Table1.A2" office:value-type="float" office:value="0.60892">
            <text:p text:style-name="P21">0.61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6">
            <text:p text:style-name="P21">6</text:p>
          </table:table-cell>
          <table:table-cell table:style-name="Table1.A2" office:value-type="float" office:value="2600000">
            <text:p text:style-name="P21">2600000</text:p>
          </table:table-cell>
          <table:table-cell table:style-name="Table1.A2" office:value-type="float" office:value="26266">
            <text:p text:style-name="P21">26266</text:p>
          </table:table-cell>
          <table:table-cell table:style-name="Table1.A2" office:value-type="float" office:value="26001">
            <text:p text:style-name="P21">26001</text:p>
          </table:table-cell>
          <table:table-cell table:style-name="Table1.A2" office:value-type="float" office:value="0.825131">
            <text:p text:style-name="P21">0.83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7">
            <text:p text:style-name="P21">7</text:p>
          </table:table-cell>
          <table:table-cell table:style-name="Table1.A2" office:value-type="float" office:value="3100000">
            <text:p text:style-name="P21">3100000</text:p>
          </table:table-cell>
          <table:table-cell table:style-name="Table1.A2" office:value-type="float" office:value="31313">
            <text:p text:style-name="P21">31313</text:p>
          </table:table-cell>
          <table:table-cell table:style-name="Table1.A2" office:value-type="float" office:value="31001">
            <text:p text:style-name="P21">31001</text:p>
          </table:table-cell>
          <table:table-cell table:style-name="Table1.A2" office:value-type="float" office:value="0.98643">
            <text:p text:style-name="P21">0.99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8">
            <text:p text:style-name="P21">8</text:p>
          </table:table-cell>
          <table:table-cell table:style-name="Table1.A2" office:value-type="float" office:value="3600000">
            <text:p text:style-name="P21">3600000</text:p>
          </table:table-cell>
          <table:table-cell table:style-name="Table1.A2" office:value-type="float" office:value="36366">
            <text:p text:style-name="P21">36366</text:p>
          </table:table-cell>
          <table:table-cell table:style-name="Table1.A2" office:value-type="float" office:value="36001">
            <text:p text:style-name="P21">36001</text:p>
          </table:table-cell>
          <table:table-cell table:style-name="Table1.A2" office:value-type="float" office:value="1.105511">
            <text:p text:style-name="P21">1.11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9">
            <text:p text:style-name="P21">9</text:p>
          </table:table-cell>
          <table:table-cell table:style-name="Table1.A2" office:value-type="float" office:value="4100000">
            <text:p text:style-name="P21">4100000</text:p>
          </table:table-cell>
          <table:table-cell table:style-name="Table1.A2" office:value-type="float" office:value="41413">
            <text:p text:style-name="P21">41413</text:p>
          </table:table-cell>
          <table:table-cell table:style-name="Table1.A2" office:value-type="float" office:value="41001">
            <text:p text:style-name="P21">41001</text:p>
          </table:table-cell>
          <table:table-cell table:style-name="Table1.A2" office:value-type="float" office:value="1.306561">
            <text:p text:style-name="P21">1.31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10">
            <text:p text:style-name="P21">10</text:p>
          </table:table-cell>
          <table:table-cell table:style-name="Table1.A2" office:value-type="float" office:value="4600000">
            <text:p text:style-name="P21">4600000</text:p>
          </table:table-cell>
          <table:table-cell table:style-name="Table1.A2" office:value-type="float" office:value="46466">
            <text:p text:style-name="P21">46466</text:p>
          </table:table-cell>
          <table:table-cell table:style-name="Table1.A2" office:value-type="float" office:value="46001">
            <text:p text:style-name="P21">46001</text:p>
          </table:table-cell>
          <table:table-cell table:style-name="Table1.A2" office:value-type="float" office:value="1.476465">
            <text:p text:style-name="P21">1.48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11">
            <text:p text:style-name="P21">11</text:p>
          </table:table-cell>
          <table:table-cell table:style-name="Table1.A2" office:value-type="float" office:value="5100000">
            <text:p text:style-name="P21">5100000</text:p>
          </table:table-cell>
          <table:table-cell table:style-name="Table1.A2" office:value-type="float" office:value="51513">
            <text:p text:style-name="P21">51513</text:p>
          </table:table-cell>
          <table:table-cell table:style-name="Table1.A2" office:value-type="float" office:value="51001">
            <text:p text:style-name="P21">51001</text:p>
          </table:table-cell>
          <table:table-cell table:style-name="Table1.A2" office:value-type="float" office:value="1.707493">
            <text:p text:style-name="P21">1.71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12">
            <text:p text:style-name="P21">12</text:p>
          </table:table-cell>
          <table:table-cell table:style-name="Table1.A2" office:value-type="float" office:value="5600000">
            <text:p text:style-name="P21">5600000</text:p>
          </table:table-cell>
          <table:table-cell table:style-name="Table1.A2" office:value-type="float" office:value="56566">
            <text:p text:style-name="P21">56566</text:p>
          </table:table-cell>
          <table:table-cell table:style-name="Table1.A2" office:value-type="float" office:value="56001">
            <text:p text:style-name="P21">56001</text:p>
          </table:table-cell>
          <table:table-cell table:style-name="Table1.A2" office:value-type="float" office:value="1.846574">
            <text:p text:style-name="P21">1.85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13">
            <text:p text:style-name="P21">13</text:p>
          </table:table-cell>
          <table:table-cell table:style-name="Table1.A2" office:value-type="float" office:value="6100000">
            <text:p text:style-name="P21">6100000</text:p>
          </table:table-cell>
          <table:table-cell table:style-name="Table1.A2" office:value-type="float" office:value="61613">
            <text:p text:style-name="P21">61613</text:p>
          </table:table-cell>
          <table:table-cell table:style-name="Table1.A2" office:value-type="float" office:value="61001">
            <text:p text:style-name="P21">61001</text:p>
          </table:table-cell>
          <table:table-cell table:style-name="Table1.A2" office:value-type="float" office:value="2.097963">
            <text:p text:style-name="P21">2.1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14">
            <text:p text:style-name="P21">14</text:p>
          </table:table-cell>
          <table:table-cell table:style-name="Table1.A2" office:value-type="float" office:value="6600000">
            <text:p text:style-name="P21">6600000</text:p>
          </table:table-cell>
          <table:table-cell table:style-name="Table1.A2" office:value-type="float" office:value="66666">
            <text:p text:style-name="P21">66666</text:p>
          </table:table-cell>
          <table:table-cell table:style-name="Table1.A2" office:value-type="float" office:value="66001">
            <text:p text:style-name="P21">66001</text:p>
          </table:table-cell>
          <table:table-cell table:style-name="Table1.A2" office:value-type="float" office:value="2.253232">
            <text:p text:style-name="P21">2.25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15">
            <text:p text:style-name="P21">15</text:p>
          </table:table-cell>
          <table:table-cell table:style-name="Table1.A2" office:value-type="float" office:value="7100000">
            <text:p text:style-name="P21">7100000</text:p>
          </table:table-cell>
          <table:table-cell table:style-name="Table1.A2" office:value-type="float" office:value="71713">
            <text:p text:style-name="P21">71713</text:p>
          </table:table-cell>
          <table:table-cell table:style-name="Table1.A2" office:value-type="float" office:value="71001">
            <text:p text:style-name="P21">71001</text:p>
          </table:table-cell>
          <table:table-cell table:style-name="Table1.A2" office:value-type="float" office:value="2.322428">
            <text:p text:style-name="P21">2.32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16">
            <text:p text:style-name="P21">16</text:p>
          </table:table-cell>
          <table:table-cell table:style-name="Table1.A2" office:value-type="float" office:value="7600000">
            <text:p text:style-name="P21">7600000</text:p>
          </table:table-cell>
          <table:table-cell table:style-name="Table1.A2" office:value-type="float" office:value="76766">
            <text:p text:style-name="P21">76766</text:p>
          </table:table-cell>
          <table:table-cell table:style-name="Table1.A2" office:value-type="float" office:value="76001">
            <text:p text:style-name="P21">76001</text:p>
          </table:table-cell>
          <table:table-cell table:style-name="Table1.A2" office:value-type="float" office:value="2.496419">
            <text:p text:style-name="P21">2.5</text:p>
          </table:table-cell>
          <table:table-cell table:style-name="Table1.F2" office:value-type="float" office:value="2">
            <text:p text:style-name="P21">2</text:p>
          </table:table-cell>
        </table:table-row>
        <table:table-row>
          <table:table-cell table:style-name="Table1.A2" office:value-type="float" office:value="17">
            <text:p text:style-name="P21">17</text:p>
          </table:table-cell>
          <table:table-cell table:style-name="Table1.A2" office:value-type="float" office:value="8100000">
            <text:p text:style-name="P21">8100000</text:p>
          </table:table-cell>
          <table:table-cell table:style-name="Table1.A2" office:value-type="float" office:value="122329">
            <text:p text:style-name="P21">122329</text:p>
          </table:table-cell>
          <table:table-cell table:style-name="Table1.A2" office:value-type="float" office:value="121501">
            <text:p text:style-name="P21">121501</text:p>
          </table:table-cell>
          <table:table-cell table:style-name="Table1.A2" office:value-type="float" office:value="3.611566">
            <text:p text:style-name="P21">3.61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18">
            <text:p text:style-name="P21">18</text:p>
          </table:table-cell>
          <table:table-cell table:style-name="Table1.A2" office:value-type="float" office:value="8600000">
            <text:p text:style-name="P21">8600000</text:p>
          </table:table-cell>
          <table:table-cell table:style-name="Table1.A2" office:value-type="float" office:value="129921">
            <text:p text:style-name="P21">129921</text:p>
          </table:table-cell>
          <table:table-cell table:style-name="Table1.A2" office:value-type="float" office:value="129001">
            <text:p text:style-name="P21">129001</text:p>
          </table:table-cell>
          <table:table-cell table:style-name="Table1.A2" office:value-type="float" office:value="3.818705">
            <text:p text:style-name="P21">3.82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19">
            <text:p text:style-name="P21">19</text:p>
          </table:table-cell>
          <table:table-cell table:style-name="Table1.A2" office:value-type="float" office:value="9100000">
            <text:p text:style-name="P21">9100000</text:p>
          </table:table-cell>
          <table:table-cell table:style-name="Table1.A2" office:value-type="float" office:value="137504">
            <text:p text:style-name="P21">137504</text:p>
          </table:table-cell>
          <table:table-cell table:style-name="Table1.A2" office:value-type="float" office:value="136501">
            <text:p text:style-name="P21">136501</text:p>
          </table:table-cell>
          <table:table-cell table:style-name="Table1.A2" office:value-type="float" office:value="4.039295">
            <text:p text:style-name="P21">4.04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20">
            <text:p text:style-name="P21">20</text:p>
          </table:table-cell>
          <table:table-cell table:style-name="Table1.A2" office:value-type="float" office:value="9600000">
            <text:p text:style-name="P21">9600000</text:p>
          </table:table-cell>
          <table:table-cell table:style-name="Table1.A2" office:value-type="float" office:value="145096">
            <text:p text:style-name="P21">145096</text:p>
          </table:table-cell>
          <table:table-cell table:style-name="Table1.A2" office:value-type="float" office:value="144001">
            <text:p text:style-name="P21">144001</text:p>
          </table:table-cell>
          <table:table-cell table:style-name="Table1.A2" office:value-type="float" office:value="4.213268">
            <text:p text:style-name="P21">4.21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21">
            <text:p text:style-name="P21">21</text:p>
          </table:table-cell>
          <table:table-cell table:style-name="Table1.A2" office:value-type="float" office:value="10100000">
            <text:p text:style-name="P21">10100000</text:p>
          </table:table-cell>
          <table:table-cell table:style-name="Table1.A2" office:value-type="float" office:value="152679">
            <text:p text:style-name="P21">152679</text:p>
          </table:table-cell>
          <table:table-cell table:style-name="Table1.A2" office:value-type="float" office:value="151501">
            <text:p text:style-name="P21">151501</text:p>
          </table:table-cell>
          <table:table-cell table:style-name="Table1.A2" office:value-type="float" office:value="4.372448">
            <text:p text:style-name="P21">4.37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22">
            <text:p text:style-name="P21">22</text:p>
          </table:table-cell>
          <table:table-cell table:style-name="Table1.A2" office:value-type="float" office:value="10600000">
            <text:p text:style-name="P21">10600000</text:p>
          </table:table-cell>
          <table:table-cell table:style-name="Table1.A2" office:value-type="float" office:value="160271">
            <text:p text:style-name="P21">160271</text:p>
          </table:table-cell>
          <table:table-cell table:style-name="Table1.A2" office:value-type="float" office:value="159001">
            <text:p text:style-name="P21">159001</text:p>
          </table:table-cell>
          <table:table-cell table:style-name="Table1.A2" office:value-type="float" office:value="4.636365">
            <text:p text:style-name="P21">4.64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23">
            <text:p text:style-name="P21">23</text:p>
          </table:table-cell>
          <table:table-cell table:style-name="Table1.A2" office:value-type="float" office:value="11100000">
            <text:p text:style-name="P21">11100000</text:p>
          </table:table-cell>
          <table:table-cell table:style-name="Table1.A2" office:value-type="float" office:value="167854">
            <text:p text:style-name="P21">167854</text:p>
          </table:table-cell>
          <table:table-cell table:style-name="Table1.A2" office:value-type="float" office:value="166501">
            <text:p text:style-name="P21">166501</text:p>
          </table:table-cell>
          <table:table-cell table:style-name="Table1.A2" office:value-type="float" office:value="4.907537">
            <text:p text:style-name="P21">4.91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24">
            <text:p text:style-name="P21">24</text:p>
          </table:table-cell>
          <table:table-cell table:style-name="Table1.A2" office:value-type="float" office:value="11600000">
            <text:p text:style-name="P21">11600000</text:p>
          </table:table-cell>
          <table:table-cell table:style-name="Table1.A2" office:value-type="float" office:value="175446">
            <text:p text:style-name="P21">175446</text:p>
          </table:table-cell>
          <table:table-cell table:style-name="Table1.A2" office:value-type="float" office:value="174001">
            <text:p text:style-name="P21">174001</text:p>
          </table:table-cell>
          <table:table-cell table:style-name="Table1.A2" office:value-type="float" office:value="5.115274">
            <text:p text:style-name="P21">5.12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25">
            <text:p text:style-name="P21">25</text:p>
          </table:table-cell>
          <table:table-cell table:style-name="Table1.A2" office:value-type="float" office:value="12100000">
            <text:p text:style-name="P21">12100000</text:p>
          </table:table-cell>
          <table:table-cell table:style-name="Table1.A2" office:value-type="float" office:value="183029">
            <text:p text:style-name="P21">183029</text:p>
          </table:table-cell>
          <table:table-cell table:style-name="Table1.A2" office:value-type="float" office:value="181501">
            <text:p text:style-name="P21">181501</text:p>
          </table:table-cell>
          <table:table-cell table:style-name="Table1.A2" office:value-type="float" office:value="5.294562">
            <text:p text:style-name="P21">5.29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26">
            <text:p text:style-name="P21">26</text:p>
          </table:table-cell>
          <table:table-cell table:style-name="Table1.A2" office:value-type="float" office:value="12600000">
            <text:p text:style-name="P21">12600000</text:p>
          </table:table-cell>
          <table:table-cell table:style-name="Table1.A2" office:value-type="float" office:value="190621">
            <text:p text:style-name="P21">190621</text:p>
          </table:table-cell>
          <table:table-cell table:style-name="Table1.A2" office:value-type="float" office:value="189001">
            <text:p text:style-name="P21">189001</text:p>
          </table:table-cell>
          <table:table-cell table:style-name="Table1.A2" office:value-type="float" office:value="5.47525">
            <text:p text:style-name="P21">5.48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27">
            <text:p text:style-name="P21">27</text:p>
          </table:table-cell>
          <table:table-cell table:style-name="Table1.A2" office:value-type="float" office:value="13100000">
            <text:p text:style-name="P21">13100000</text:p>
          </table:table-cell>
          <table:table-cell table:style-name="Table1.A2" office:value-type="float" office:value="198204">
            <text:p text:style-name="P21">198204</text:p>
          </table:table-cell>
          <table:table-cell table:style-name="Table1.A2" office:value-type="float" office:value="196501">
            <text:p text:style-name="P21">196501</text:p>
          </table:table-cell>
          <table:table-cell table:style-name="Table1.A2" office:value-type="float" office:value="5.810102">
            <text:p text:style-name="P21">5.81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28">
            <text:p text:style-name="P21">28</text:p>
          </table:table-cell>
          <table:table-cell table:style-name="Table1.A2" office:value-type="float" office:value="13600000">
            <text:p text:style-name="P21">13600000</text:p>
          </table:table-cell>
          <table:table-cell table:style-name="Table1.A2" office:value-type="float" office:value="205796">
            <text:p text:style-name="P21">205796</text:p>
          </table:table-cell>
          <table:table-cell table:style-name="Table1.A2" office:value-type="float" office:value="204001">
            <text:p text:style-name="P21">204001</text:p>
          </table:table-cell>
          <table:table-cell table:style-name="Table1.A2" office:value-type="float" office:value="6.080024">
            <text:p text:style-name="P21">6.08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29">
            <text:p text:style-name="P21">29</text:p>
          </table:table-cell>
          <table:table-cell table:style-name="Table1.A2" office:value-type="float" office:value="14100000">
            <text:p text:style-name="P21">14100000</text:p>
          </table:table-cell>
          <table:table-cell table:style-name="Table1.A2" office:value-type="float" office:value="213379">
            <text:p text:style-name="P21">213379</text:p>
          </table:table-cell>
          <table:table-cell table:style-name="Table1.A2" office:value-type="float" office:value="211501">
            <text:p text:style-name="P21">211501</text:p>
          </table:table-cell>
          <table:table-cell table:style-name="Table1.A2" office:value-type="float" office:value="6.246634">
            <text:p text:style-name="P21">6.25</text:p>
          </table:table-cell>
          <table:table-cell table:style-name="Table1.F2" office:value-type="float" office:value="4">
            <text:p text:style-name="P21">4</text:p>
          </table:table-cell>
        </table:table-row>
        <text:soft-page-break/>
        <table:table-row>
          <table:table-cell table:style-name="Table1.A2" office:value-type="float" office:value="30">
            <text:p text:style-name="P21">30</text:p>
          </table:table-cell>
          <table:table-cell table:style-name="Table1.A2" office:value-type="float" office:value="14600000">
            <text:p text:style-name="P21">14600000</text:p>
          </table:table-cell>
          <table:table-cell table:style-name="Table1.A2" office:value-type="float" office:value="220971">
            <text:p text:style-name="P21">220971</text:p>
          </table:table-cell>
          <table:table-cell table:style-name="Table1.A2" office:value-type="float" office:value="219001">
            <text:p text:style-name="P21">219001</text:p>
          </table:table-cell>
          <table:table-cell table:style-name="Table1.A2" office:value-type="float" office:value="6.371491">
            <text:p text:style-name="P21">6.37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31">
            <text:p text:style-name="P21">31</text:p>
          </table:table-cell>
          <table:table-cell table:style-name="Table1.A2" office:value-type="float" office:value="15100000">
            <text:p text:style-name="P21">15100000</text:p>
          </table:table-cell>
          <table:table-cell table:style-name="Table1.A2" office:value-type="float" office:value="228554">
            <text:p text:style-name="P21">228554</text:p>
          </table:table-cell>
          <table:table-cell table:style-name="Table1.A2" office:value-type="float" office:value="226501">
            <text:p text:style-name="P21">226501</text:p>
          </table:table-cell>
          <table:table-cell table:style-name="Table1.A2" office:value-type="float" office:value="6.705805">
            <text:p text:style-name="P21">6.71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32">
            <text:p text:style-name="P21">32</text:p>
          </table:table-cell>
          <table:table-cell table:style-name="Table1.A2" office:value-type="float" office:value="15600000">
            <text:p text:style-name="P21">15600000</text:p>
          </table:table-cell>
          <table:table-cell table:style-name="Table1.A2" office:value-type="float" office:value="236146">
            <text:p text:style-name="P21">236146</text:p>
          </table:table-cell>
          <table:table-cell table:style-name="Table1.A2" office:value-type="float" office:value="234001">
            <text:p text:style-name="P21">234001</text:p>
          </table:table-cell>
          <table:table-cell table:style-name="Table1.A2" office:value-type="float" office:value="7.022999">
            <text:p text:style-name="P21">7.02</text:p>
          </table:table-cell>
          <table:table-cell table:style-name="Table1.F2" office:value-type="float" office:value="4">
            <text:p text:style-name="P21">4</text:p>
          </table:table-cell>
        </table:table-row>
        <table:table-row>
          <table:table-cell table:style-name="Table1.A2" office:value-type="float" office:value="33">
            <text:p text:style-name="P21">33</text:p>
          </table:table-cell>
          <table:table-cell table:style-name="Table1.A2" office:value-type="float" office:value="16100000">
            <text:p text:style-name="P21">16100000</text:p>
          </table:table-cell>
          <table:table-cell table:style-name="Table1.A2" office:value-type="float" office:value="243746">
            <text:p text:style-name="P21">243746</text:p>
          </table:table-cell>
          <table:table-cell table:style-name="Table1.A2" office:value-type="float" office:value="241501">
            <text:p text:style-name="P21">241501</text:p>
          </table:table-cell>
          <table:table-cell table:style-name="Table1.A2" office:value-type="float" office:value="7.41442">
            <text:p text:style-name="P21">7.41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34">
            <text:p text:style-name="P21">34</text:p>
          </table:table-cell>
          <table:table-cell table:style-name="Table1.A2" office:value-type="float" office:value="16600000">
            <text:p text:style-name="P21">16600000</text:p>
          </table:table-cell>
          <table:table-cell table:style-name="Table1.A2" office:value-type="float" office:value="251377">
            <text:p text:style-name="P21">251377</text:p>
          </table:table-cell>
          <table:table-cell table:style-name="Table1.A2" office:value-type="float" office:value="249001">
            <text:p text:style-name="P21">249001</text:p>
          </table:table-cell>
          <table:table-cell table:style-name="Table1.A2" office:value-type="float" office:value="7.564045">
            <text:p text:style-name="P21">7.56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35">
            <text:p text:style-name="P21">35</text:p>
          </table:table-cell>
          <table:table-cell table:style-name="Table1.A2" office:value-type="float" office:value="17100000">
            <text:p text:style-name="P21">17100000</text:p>
          </table:table-cell>
          <table:table-cell table:style-name="Table1.A2" office:value-type="float" office:value="258996">
            <text:p text:style-name="P21">258996</text:p>
          </table:table-cell>
          <table:table-cell table:style-name="Table1.A2" office:value-type="float" office:value="256501">
            <text:p text:style-name="P21">256501</text:p>
          </table:table-cell>
          <table:table-cell table:style-name="Table1.A2" office:value-type="float" office:value="7.806015">
            <text:p text:style-name="P21">7.81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36">
            <text:p text:style-name="P21">36</text:p>
          </table:table-cell>
          <table:table-cell table:style-name="Table1.A2" office:value-type="float" office:value="17600000">
            <text:p text:style-name="P21">17600000</text:p>
          </table:table-cell>
          <table:table-cell table:style-name="Table1.A2" office:value-type="float" office:value="266627">
            <text:p text:style-name="P21">266627</text:p>
          </table:table-cell>
          <table:table-cell table:style-name="Table1.A2" office:value-type="float" office:value="264001">
            <text:p text:style-name="P21">264001</text:p>
          </table:table-cell>
          <table:table-cell table:style-name="Table1.A2" office:value-type="float" office:value="7.961578">
            <text:p text:style-name="P21">7.96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37">
            <text:p text:style-name="P21">37</text:p>
          </table:table-cell>
          <table:table-cell table:style-name="Table1.A2" office:value-type="float" office:value="18100000">
            <text:p text:style-name="P21">18100000</text:p>
          </table:table-cell>
          <table:table-cell table:style-name="Table1.A2" office:value-type="float" office:value="274246">
            <text:p text:style-name="P21">274246</text:p>
          </table:table-cell>
          <table:table-cell table:style-name="Table1.A2" office:value-type="float" office:value="271501">
            <text:p text:style-name="P21">271501</text:p>
          </table:table-cell>
          <table:table-cell table:style-name="Table1.A2" office:value-type="float" office:value="8.245536">
            <text:p text:style-name="P21">8.25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38">
            <text:p text:style-name="P21">38</text:p>
          </table:table-cell>
          <table:table-cell table:style-name="Table1.A2" office:value-type="float" office:value="18600000">
            <text:p text:style-name="P21">18600000</text:p>
          </table:table-cell>
          <table:table-cell table:style-name="Table1.A2" office:value-type="float" office:value="281877">
            <text:p text:style-name="P21">281877</text:p>
          </table:table-cell>
          <table:table-cell table:style-name="Table1.A2" office:value-type="float" office:value="279001">
            <text:p text:style-name="P21">279001</text:p>
          </table:table-cell>
          <table:table-cell table:style-name="Table1.A2" office:value-type="float" office:value="8.515304">
            <text:p text:style-name="P21">8.52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39">
            <text:p text:style-name="P21">39</text:p>
          </table:table-cell>
          <table:table-cell table:style-name="Table1.A2" office:value-type="float" office:value="19100000">
            <text:p text:style-name="P21">19100000</text:p>
          </table:table-cell>
          <table:table-cell table:style-name="Table1.A2" office:value-type="float" office:value="289496">
            <text:p text:style-name="P21">289496</text:p>
          </table:table-cell>
          <table:table-cell table:style-name="Table1.A2" office:value-type="float" office:value="286501">
            <text:p text:style-name="P21">286501</text:p>
          </table:table-cell>
          <table:table-cell table:style-name="Table1.A2" office:value-type="float" office:value="8.67443">
            <text:p text:style-name="P21">8.67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40">
            <text:p text:style-name="P21">40</text:p>
          </table:table-cell>
          <table:table-cell table:style-name="Table1.A2" office:value-type="float" office:value="19600000">
            <text:p text:style-name="P21">19600000</text:p>
          </table:table-cell>
          <table:table-cell table:style-name="Table1.A2" office:value-type="float" office:value="297127">
            <text:p text:style-name="P21">297127</text:p>
          </table:table-cell>
          <table:table-cell table:style-name="Table1.A2" office:value-type="float" office:value="294001">
            <text:p text:style-name="P21">294001</text:p>
          </table:table-cell>
          <table:table-cell table:style-name="Table1.A2" office:value-type="float" office:value="9.162461">
            <text:p text:style-name="P21">9.16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41">
            <text:p text:style-name="P21">41</text:p>
          </table:table-cell>
          <table:table-cell table:style-name="Table1.A2" office:value-type="float" office:value="20100000">
            <text:p text:style-name="P21">20100000</text:p>
          </table:table-cell>
          <table:table-cell table:style-name="Table1.A2" office:value-type="float" office:value="304746">
            <text:p text:style-name="P21">304746</text:p>
          </table:table-cell>
          <table:table-cell table:style-name="Table1.A2" office:value-type="float" office:value="301501">
            <text:p text:style-name="P21">301501</text:p>
          </table:table-cell>
          <table:table-cell table:style-name="Table1.A2" office:value-type="float" office:value="9.053296">
            <text:p text:style-name="P21">9.05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42">
            <text:p text:style-name="P21">42</text:p>
          </table:table-cell>
          <table:table-cell table:style-name="Table1.A2" office:value-type="float" office:value="20600000">
            <text:p text:style-name="P21">20600000</text:p>
          </table:table-cell>
          <table:table-cell table:style-name="Table1.A2" office:value-type="float" office:value="312377">
            <text:p text:style-name="P21">312377</text:p>
          </table:table-cell>
          <table:table-cell table:style-name="Table1.A2" office:value-type="float" office:value="309001">
            <text:p text:style-name="P21">309001</text:p>
          </table:table-cell>
          <table:table-cell table:style-name="Table1.A2" office:value-type="float" office:value="9.323255">
            <text:p text:style-name="P21">9.32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43">
            <text:p text:style-name="P21">43</text:p>
          </table:table-cell>
          <table:table-cell table:style-name="Table1.A2" office:value-type="float" office:value="21100000">
            <text:p text:style-name="P21">21100000</text:p>
          </table:table-cell>
          <table:table-cell table:style-name="Table1.A2" office:value-type="float" office:value="319996">
            <text:p text:style-name="P21">319996</text:p>
          </table:table-cell>
          <table:table-cell table:style-name="Table1.A2" office:value-type="float" office:value="316501">
            <text:p text:style-name="P21">316501</text:p>
          </table:table-cell>
          <table:table-cell table:style-name="Table1.A2" office:value-type="float" office:value="9.639749">
            <text:p text:style-name="P21">9.64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44">
            <text:p text:style-name="P21">44</text:p>
          </table:table-cell>
          <table:table-cell table:style-name="Table1.A2" office:value-type="float" office:value="21600000">
            <text:p text:style-name="P21">21600000</text:p>
          </table:table-cell>
          <table:table-cell table:style-name="Table1.A2" office:value-type="float" office:value="327627">
            <text:p text:style-name="P21">327627</text:p>
          </table:table-cell>
          <table:table-cell table:style-name="Table1.A2" office:value-type="float" office:value="324001">
            <text:p text:style-name="P21">324001</text:p>
          </table:table-cell>
          <table:table-cell table:style-name="Table1.A2" office:value-type="float" office:value="9.94217">
            <text:p text:style-name="P21">9.94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45">
            <text:p text:style-name="P21">45</text:p>
          </table:table-cell>
          <table:table-cell table:style-name="Table1.A2" office:value-type="float" office:value="22100000">
            <text:p text:style-name="P21">22100000</text:p>
          </table:table-cell>
          <table:table-cell table:style-name="Table1.A2" office:value-type="float" office:value="335246">
            <text:p text:style-name="P21">335246</text:p>
          </table:table-cell>
          <table:table-cell table:style-name="Table1.A2" office:value-type="float" office:value="331501">
            <text:p text:style-name="P21">331501</text:p>
          </table:table-cell>
          <table:table-cell table:style-name="Table1.A2" office:value-type="float" office:value="10.179727">
            <text:p text:style-name="P21">10.18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46">
            <text:p text:style-name="P21">46</text:p>
          </table:table-cell>
          <table:table-cell table:style-name="Table1.A2" office:value-type="float" office:value="22600000">
            <text:p text:style-name="P21">22600000</text:p>
          </table:table-cell>
          <table:table-cell table:style-name="Table1.A2" office:value-type="float" office:value="342877">
            <text:p text:style-name="P21">342877</text:p>
          </table:table-cell>
          <table:table-cell table:style-name="Table1.A2" office:value-type="float" office:value="339001">
            <text:p text:style-name="P21">339001</text:p>
          </table:table-cell>
          <table:table-cell table:style-name="Table1.A2" office:value-type="float" office:value="10.360879">
            <text:p text:style-name="P21">10.36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47">
            <text:p text:style-name="P21">47</text:p>
          </table:table-cell>
          <table:table-cell table:style-name="Table1.A2" office:value-type="float" office:value="23100000">
            <text:p text:style-name="P21">23100000</text:p>
          </table:table-cell>
          <table:table-cell table:style-name="Table1.A2" office:value-type="float" office:value="350496">
            <text:p text:style-name="P21">350496</text:p>
          </table:table-cell>
          <table:table-cell table:style-name="Table1.A2" office:value-type="float" office:value="346501">
            <text:p text:style-name="P21">346501</text:p>
          </table:table-cell>
          <table:table-cell table:style-name="Table1.A2" office:value-type="float" office:value="10.560235">
            <text:p text:style-name="P21">10.56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48">
            <text:p text:style-name="P21">48</text:p>
          </table:table-cell>
          <table:table-cell table:style-name="Table1.A2" office:value-type="float" office:value="23600000">
            <text:p text:style-name="P21">23600000</text:p>
          </table:table-cell>
          <table:table-cell table:style-name="Table1.A2" office:value-type="float" office:value="358127">
            <text:p text:style-name="P21">358127</text:p>
          </table:table-cell>
          <table:table-cell table:style-name="Table1.A2" office:value-type="float" office:value="354001">
            <text:p text:style-name="P21">354001</text:p>
          </table:table-cell>
          <table:table-cell table:style-name="Table1.A2" office:value-type="float" office:value="10.78282">
            <text:p text:style-name="P21">10.78</text:p>
          </table:table-cell>
          <table:table-cell table:style-name="Table1.F2" office:value-type="float" office:value="5">
            <text:p text:style-name="P21">5</text:p>
          </table:table-cell>
        </table:table-row>
        <table:table-row>
          <table:table-cell table:style-name="Table1.A2" office:value-type="float" office:value="49">
            <text:p text:style-name="P21">49</text:p>
          </table:table-cell>
          <table:table-cell table:style-name="Table1.A2" office:value-type="float" office:value="24100000">
            <text:p text:style-name="P21">24100000</text:p>
          </table:table-cell>
          <table:table-cell table:style-name="Table1.A2" office:value-type="float" office:value="365766">
            <text:p text:style-name="P21">365766</text:p>
          </table:table-cell>
          <table:table-cell table:style-name="Table1.A2" office:value-type="float" office:value="361501">
            <text:p text:style-name="P21">361501</text:p>
          </table:table-cell>
          <table:table-cell table:style-name="Table1.A2" office:value-type="float" office:value="11.497">
            <text:p text:style-name="P21">11.5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50">
            <text:p text:style-name="P21">50</text:p>
          </table:table-cell>
          <table:table-cell table:style-name="Table1.A2" office:value-type="float" office:value="24600000">
            <text:p text:style-name="P21">24600000</text:p>
          </table:table-cell>
          <table:table-cell table:style-name="Table1.A2" office:value-type="float" office:value="373436">
            <text:p text:style-name="P21">373436</text:p>
          </table:table-cell>
          <table:table-cell table:style-name="Table1.A2" office:value-type="float" office:value="369001">
            <text:p text:style-name="P21">369001</text:p>
          </table:table-cell>
          <table:table-cell table:style-name="Table1.A2" office:value-type="float" office:value="11.745492">
            <text:p text:style-name="P21">11.75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51">
            <text:p text:style-name="P21">51</text:p>
          </table:table-cell>
          <table:table-cell table:style-name="Table1.A2" office:value-type="float" office:value="25100000">
            <text:p text:style-name="P21">25100000</text:p>
          </table:table-cell>
          <table:table-cell table:style-name="Table1.A2" office:value-type="float" office:value="381091">
            <text:p text:style-name="P21">381091</text:p>
          </table:table-cell>
          <table:table-cell table:style-name="Table1.A2" office:value-type="float" office:value="376501">
            <text:p text:style-name="P21">376501</text:p>
          </table:table-cell>
          <table:table-cell table:style-name="Table1.A2" office:value-type="float" office:value="11.906797">
            <text:p text:style-name="P21">11.91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52">
            <text:p text:style-name="P21">52</text:p>
          </table:table-cell>
          <table:table-cell table:style-name="Table1.A2" office:value-type="float" office:value="25600000">
            <text:p text:style-name="P21">25600000</text:p>
          </table:table-cell>
          <table:table-cell table:style-name="Table1.A2" office:value-type="float" office:value="388761">
            <text:p text:style-name="P21">388761</text:p>
          </table:table-cell>
          <table:table-cell table:style-name="Table1.A2" office:value-type="float" office:value="384001">
            <text:p text:style-name="P21">384001</text:p>
          </table:table-cell>
          <table:table-cell table:style-name="Table1.A2" office:value-type="float" office:value="12.115904">
            <text:p text:style-name="P21">12.12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53">
            <text:p text:style-name="P21">53</text:p>
          </table:table-cell>
          <table:table-cell table:style-name="Table1.A2" office:value-type="float" office:value="26100000">
            <text:p text:style-name="P21">26100000</text:p>
          </table:table-cell>
          <table:table-cell table:style-name="Table1.A2" office:value-type="float" office:value="396416">
            <text:p text:style-name="P21">396416</text:p>
          </table:table-cell>
          <table:table-cell table:style-name="Table1.A2" office:value-type="float" office:value="391501">
            <text:p text:style-name="P21">391501</text:p>
          </table:table-cell>
          <table:table-cell table:style-name="Table1.A2" office:value-type="float" office:value="12.222578">
            <text:p text:style-name="P21">12.22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54">
            <text:p text:style-name="P21">54</text:p>
          </table:table-cell>
          <table:table-cell table:style-name="Table1.A2" office:value-type="float" office:value="26600000">
            <text:p text:style-name="P21">26600000</text:p>
          </table:table-cell>
          <table:table-cell table:style-name="Table1.A2" office:value-type="float" office:value="404086">
            <text:p text:style-name="P21">404086</text:p>
          </table:table-cell>
          <table:table-cell table:style-name="Table1.A2" office:value-type="float" office:value="399001">
            <text:p text:style-name="P21">399001</text:p>
          </table:table-cell>
          <table:table-cell table:style-name="Table1.A2" office:value-type="float" office:value="12.628873">
            <text:p text:style-name="P21">12.63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55">
            <text:p text:style-name="P21">55</text:p>
          </table:table-cell>
          <table:table-cell table:style-name="Table1.A2" office:value-type="float" office:value="27100000">
            <text:p text:style-name="P21">27100000</text:p>
          </table:table-cell>
          <table:table-cell table:style-name="Table1.A2" office:value-type="float" office:value="411741">
            <text:p text:style-name="P21">411741</text:p>
          </table:table-cell>
          <table:table-cell table:style-name="Table1.A2" office:value-type="float" office:value="406501">
            <text:p text:style-name="P21">406501</text:p>
          </table:table-cell>
          <table:table-cell table:style-name="Table1.A2" office:value-type="float" office:value="12.815388">
            <text:p text:style-name="P21">12.82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56">
            <text:p text:style-name="P21">56</text:p>
          </table:table-cell>
          <table:table-cell table:style-name="Table1.A2" office:value-type="float" office:value="27600000">
            <text:p text:style-name="P21">27600000</text:p>
          </table:table-cell>
          <table:table-cell table:style-name="Table1.A2" office:value-type="float" office:value="419411">
            <text:p text:style-name="P21">419411</text:p>
          </table:table-cell>
          <table:table-cell table:style-name="Table1.A2" office:value-type="float" office:value="414001">
            <text:p text:style-name="P21">414001</text:p>
          </table:table-cell>
          <table:table-cell table:style-name="Table1.A2" office:value-type="float" office:value="13.012057">
            <text:p text:style-name="P21">13.01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57">
            <text:p text:style-name="P21">57</text:p>
          </table:table-cell>
          <table:table-cell table:style-name="Table1.A2" office:value-type="float" office:value="28100000">
            <text:p text:style-name="P21">28100000</text:p>
          </table:table-cell>
          <table:table-cell table:style-name="Table1.A2" office:value-type="float" office:value="427066">
            <text:p text:style-name="P21">427066</text:p>
          </table:table-cell>
          <table:table-cell table:style-name="Table1.A2" office:value-type="float" office:value="421501">
            <text:p text:style-name="P21">421501</text:p>
          </table:table-cell>
          <table:table-cell table:style-name="Table1.A2" office:value-type="float" office:value="13.314143">
            <text:p text:style-name="P21">13.31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58">
            <text:p text:style-name="P21">58</text:p>
          </table:table-cell>
          <table:table-cell table:style-name="Table1.A2" office:value-type="float" office:value="28600000">
            <text:p text:style-name="P21">28600000</text:p>
          </table:table-cell>
          <table:table-cell table:style-name="Table1.A2" office:value-type="float" office:value="434736">
            <text:p text:style-name="P21">434736</text:p>
          </table:table-cell>
          <table:table-cell table:style-name="Table1.A2" office:value-type="float" office:value="429001">
            <text:p text:style-name="P21">429001</text:p>
          </table:table-cell>
          <table:table-cell table:style-name="Table1.A2" office:value-type="float" office:value="14.716353">
            <text:p text:style-name="P21">14.72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59">
            <text:p text:style-name="P21">59</text:p>
          </table:table-cell>
          <table:table-cell table:style-name="Table1.A2" office:value-type="float" office:value="29100000">
            <text:p text:style-name="P21">29100000</text:p>
          </table:table-cell>
          <table:table-cell table:style-name="Table1.A2" office:value-type="float" office:value="442391">
            <text:p text:style-name="P21">442391</text:p>
          </table:table-cell>
          <table:table-cell table:style-name="Table1.A2" office:value-type="float" office:value="436501">
            <text:p text:style-name="P21">436501</text:p>
          </table:table-cell>
          <table:table-cell table:style-name="Table1.A2" office:value-type="float" office:value="13.957935">
            <text:p text:style-name="P21">13.96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60">
            <text:p text:style-name="P21">60</text:p>
          </table:table-cell>
          <table:table-cell table:style-name="Table1.A2" office:value-type="float" office:value="29600000">
            <text:p text:style-name="P21">29600000</text:p>
          </table:table-cell>
          <table:table-cell table:style-name="Table1.A2" office:value-type="float" office:value="450061">
            <text:p text:style-name="P21">450061</text:p>
          </table:table-cell>
          <table:table-cell table:style-name="Table1.A2" office:value-type="float" office:value="444001">
            <text:p text:style-name="P21">444001</text:p>
          </table:table-cell>
          <table:table-cell table:style-name="Table1.A2" office:value-type="float" office:value="14.105782">
            <text:p text:style-name="P21">14.11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61">
            <text:p text:style-name="P21">61</text:p>
          </table:table-cell>
          <table:table-cell table:style-name="Table1.A2" office:value-type="float" office:value="30100000">
            <text:p text:style-name="P21">30100000</text:p>
          </table:table-cell>
          <table:table-cell table:style-name="Table1.A2" office:value-type="float" office:value="457716">
            <text:p text:style-name="P21">457716</text:p>
          </table:table-cell>
          <table:table-cell table:style-name="Table1.A2" office:value-type="float" office:value="451501">
            <text:p text:style-name="P21">451501</text:p>
          </table:table-cell>
          <table:table-cell table:style-name="Table1.A2" office:value-type="float" office:value="14.395193">
            <text:p text:style-name="P21">14.4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62">
            <text:p text:style-name="P21">62</text:p>
          </table:table-cell>
          <table:table-cell table:style-name="Table1.A2" office:value-type="float" office:value="30600000">
            <text:p text:style-name="P21">30600000</text:p>
          </table:table-cell>
          <table:table-cell table:style-name="Table1.A2" office:value-type="float" office:value="465386">
            <text:p text:style-name="P21">465386</text:p>
          </table:table-cell>
          <table:table-cell table:style-name="Table1.A2" office:value-type="float" office:value="459001">
            <text:p text:style-name="P21">459001</text:p>
          </table:table-cell>
          <table:table-cell table:style-name="Table1.A2" office:value-type="float" office:value="14.489908">
            <text:p text:style-name="P21">14.49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63">
            <text:p text:style-name="P21">63</text:p>
          </table:table-cell>
          <table:table-cell table:style-name="Table1.A2" office:value-type="float" office:value="31100000">
            <text:p text:style-name="P21">31100000</text:p>
          </table:table-cell>
          <table:table-cell table:style-name="Table1.A2" office:value-type="float" office:value="473041">
            <text:p text:style-name="P21">473041</text:p>
          </table:table-cell>
          <table:table-cell table:style-name="Table1.A2" office:value-type="float" office:value="466501">
            <text:p text:style-name="P21">466501</text:p>
          </table:table-cell>
          <table:table-cell table:style-name="Table1.A2" office:value-type="float" office:value="14.836975">
            <text:p text:style-name="P21">14.84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64">
            <text:p text:style-name="P21">64</text:p>
          </table:table-cell>
          <table:table-cell table:style-name="Table1.A2" office:value-type="float" office:value="31600000">
            <text:p text:style-name="P21">31600000</text:p>
          </table:table-cell>
          <table:table-cell table:style-name="Table1.A2" office:value-type="float" office:value="480711">
            <text:p text:style-name="P21">480711</text:p>
          </table:table-cell>
          <table:table-cell table:style-name="Table1.A2" office:value-type="float" office:value="474001">
            <text:p text:style-name="P21">474001</text:p>
          </table:table-cell>
          <table:table-cell table:style-name="Table1.A2" office:value-type="float" office:value="15.129802">
            <text:p text:style-name="P21">15.13</text:p>
          </table:table-cell>
          <table:table-cell table:style-name="Table1.F2" office:value-type="float" office:value="6">
            <text:p text:style-name="P21">6</text:p>
          </table:table-cell>
        </table:table-row>
        <table:table-row>
          <table:table-cell table:style-name="Table1.A2" office:value-type="float" office:value="65">
            <text:p text:style-name="P21">65</text:p>
          </table:table-cell>
          <table:table-cell table:style-name="Table1.A2" office:value-type="float" office:value="32100000">
            <text:p text:style-name="P21">32100000</text:p>
          </table:table-cell>
          <table:table-cell table:style-name="Table1.A2" office:value-type="float" office:value="488389">
            <text:p text:style-name="P21">488389</text:p>
          </table:table-cell>
          <table:table-cell table:style-name="Table1.A2" office:value-type="float" office:value="481501">
            <text:p text:style-name="P21">481501</text:p>
          </table:table-cell>
          <table:table-cell table:style-name="Table1.A2" office:value-type="float" office:value="15.847379">
            <text:p text:style-name="P21">15.85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66">
            <text:p text:style-name="P21">66</text:p>
          </table:table-cell>
          <table:table-cell table:style-name="Table1.A2" office:value-type="float" office:value="32600000">
            <text:p text:style-name="P21">32600000</text:p>
          </table:table-cell>
          <table:table-cell table:style-name="Table1.A2" office:value-type="float" office:value="496098">
            <text:p text:style-name="P21">496098</text:p>
          </table:table-cell>
          <table:table-cell table:style-name="Table1.A2" office:value-type="float" office:value="489001">
            <text:p text:style-name="P21">489001</text:p>
          </table:table-cell>
          <table:table-cell table:style-name="Table1.A2" office:value-type="float" office:value="15.815885">
            <text:p text:style-name="P21">15.82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67">
            <text:p text:style-name="P21">67</text:p>
          </table:table-cell>
          <table:table-cell table:style-name="Table1.A2" office:value-type="float" office:value="33100000">
            <text:p text:style-name="P21">33100000</text:p>
          </table:table-cell>
          <table:table-cell table:style-name="Table1.A2" office:value-type="float" office:value="503789">
            <text:p text:style-name="P21">503789</text:p>
          </table:table-cell>
          <table:table-cell table:style-name="Table1.A2" office:value-type="float" office:value="496501">
            <text:p text:style-name="P21">496501</text:p>
          </table:table-cell>
          <table:table-cell table:style-name="Table1.A2" office:value-type="float" office:value="16.092824">
            <text:p text:style-name="P21">16.09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68">
            <text:p text:style-name="P21">68</text:p>
          </table:table-cell>
          <table:table-cell table:style-name="Table1.A2" office:value-type="float" office:value="33600000">
            <text:p text:style-name="P21">33600000</text:p>
          </table:table-cell>
          <table:table-cell table:style-name="Table1.A2" office:value-type="float" office:value="511498">
            <text:p text:style-name="P21">511498</text:p>
          </table:table-cell>
          <table:table-cell table:style-name="Table1.A2" office:value-type="float" office:value="504001">
            <text:p text:style-name="P21">504001</text:p>
          </table:table-cell>
          <table:table-cell table:style-name="Table1.A2" office:value-type="float" office:value="16.31029">
            <text:p text:style-name="P21">16.31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69">
            <text:p text:style-name="P21">69</text:p>
          </table:table-cell>
          <table:table-cell table:style-name="Table1.A2" office:value-type="float" office:value="34100000">
            <text:p text:style-name="P21">34100000</text:p>
          </table:table-cell>
          <table:table-cell table:style-name="Table1.A2" office:value-type="float" office:value="519189">
            <text:p text:style-name="P21">519189</text:p>
          </table:table-cell>
          <table:table-cell table:style-name="Table1.A2" office:value-type="float" office:value="511501">
            <text:p text:style-name="P21">511501</text:p>
          </table:table-cell>
          <table:table-cell table:style-name="Table1.A2" office:value-type="float" office:value="16.57985">
            <text:p text:style-name="P21">16.58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70">
            <text:p text:style-name="P21">70</text:p>
          </table:table-cell>
          <table:table-cell table:style-name="Table1.A2" office:value-type="float" office:value="34600000">
            <text:p text:style-name="P21">34600000</text:p>
          </table:table-cell>
          <table:table-cell table:style-name="Table1.A2" office:value-type="float" office:value="526898">
            <text:p text:style-name="P21">526898</text:p>
          </table:table-cell>
          <table:table-cell table:style-name="Table1.A2" office:value-type="float" office:value="519001">
            <text:p text:style-name="P21">519001</text:p>
          </table:table-cell>
          <table:table-cell table:style-name="Table1.A2" office:value-type="float" office:value="16.891223">
            <text:p text:style-name="P21">16.89</text:p>
          </table:table-cell>
          <table:table-cell table:style-name="Table1.F2" office:value-type="float" office:value="7">
            <text:p text:style-name="P21">7</text:p>
          </table:table-cell>
        </table:table-row>
        <text:soft-page-break/>
        <table:table-row>
          <table:table-cell table:style-name="Table1.A2" office:value-type="float" office:value="71">
            <text:p text:style-name="P21">71</text:p>
          </table:table-cell>
          <table:table-cell table:style-name="Table1.A2" office:value-type="float" office:value="35100000">
            <text:p text:style-name="P21">35100000</text:p>
          </table:table-cell>
          <table:table-cell table:style-name="Table1.A2" office:value-type="float" office:value="534589">
            <text:p text:style-name="P21">534589</text:p>
          </table:table-cell>
          <table:table-cell table:style-name="Table1.A2" office:value-type="float" office:value="526501">
            <text:p text:style-name="P21">526501</text:p>
          </table:table-cell>
          <table:table-cell table:style-name="Table1.A2" office:value-type="float" office:value="16.91336">
            <text:p text:style-name="P21">16.91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72">
            <text:p text:style-name="P21">72</text:p>
          </table:table-cell>
          <table:table-cell table:style-name="Table1.A2" office:value-type="float" office:value="35600000">
            <text:p text:style-name="P21">35600000</text:p>
          </table:table-cell>
          <table:table-cell table:style-name="Table1.A2" office:value-type="float" office:value="542298">
            <text:p text:style-name="P21">542298</text:p>
          </table:table-cell>
          <table:table-cell table:style-name="Table1.A2" office:value-type="float" office:value="534001">
            <text:p text:style-name="P21">534001</text:p>
          </table:table-cell>
          <table:table-cell table:style-name="Table1.A2" office:value-type="float" office:value="17.195219">
            <text:p text:style-name="P21">17.2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73">
            <text:p text:style-name="P21">73</text:p>
          </table:table-cell>
          <table:table-cell table:style-name="Table1.A2" office:value-type="float" office:value="36100000">
            <text:p text:style-name="P21">36100000</text:p>
          </table:table-cell>
          <table:table-cell table:style-name="Table1.A2" office:value-type="float" office:value="549989">
            <text:p text:style-name="P21">549989</text:p>
          </table:table-cell>
          <table:table-cell table:style-name="Table1.A2" office:value-type="float" office:value="541501">
            <text:p text:style-name="P21">541501</text:p>
          </table:table-cell>
          <table:table-cell table:style-name="Table1.A2" office:value-type="float" office:value="17.586732">
            <text:p text:style-name="P21">17.59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74">
            <text:p text:style-name="P21">74</text:p>
          </table:table-cell>
          <table:table-cell table:style-name="Table1.A2" office:value-type="float" office:value="36600000">
            <text:p text:style-name="P21">36600000</text:p>
          </table:table-cell>
          <table:table-cell table:style-name="Table1.A2" office:value-type="float" office:value="557698">
            <text:p text:style-name="P21">557698</text:p>
          </table:table-cell>
          <table:table-cell table:style-name="Table1.A2" office:value-type="float" office:value="549001">
            <text:p text:style-name="P21">549001</text:p>
          </table:table-cell>
          <table:table-cell table:style-name="Table1.A2" office:value-type="float" office:value="17.780185">
            <text:p text:style-name="P21">17.78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75">
            <text:p text:style-name="P21">75</text:p>
          </table:table-cell>
          <table:table-cell table:style-name="Table1.A2" office:value-type="float" office:value="37100000">
            <text:p text:style-name="P21">37100000</text:p>
          </table:table-cell>
          <table:table-cell table:style-name="Table1.A2" office:value-type="float" office:value="565389">
            <text:p text:style-name="P21">565389</text:p>
          </table:table-cell>
          <table:table-cell table:style-name="Table1.A2" office:value-type="float" office:value="556501">
            <text:p text:style-name="P21">556501</text:p>
          </table:table-cell>
          <table:table-cell table:style-name="Table1.A2" office:value-type="float" office:value="18.24672">
            <text:p text:style-name="P21">18.25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76">
            <text:p text:style-name="P21">76</text:p>
          </table:table-cell>
          <table:table-cell table:style-name="Table1.A2" office:value-type="float" office:value="37600000">
            <text:p text:style-name="P21">37600000</text:p>
          </table:table-cell>
          <table:table-cell table:style-name="Table1.A2" office:value-type="float" office:value="573098">
            <text:p text:style-name="P21">573098</text:p>
          </table:table-cell>
          <table:table-cell table:style-name="Table1.A2" office:value-type="float" office:value="564001">
            <text:p text:style-name="P21">564001</text:p>
          </table:table-cell>
          <table:table-cell table:style-name="Table1.A2" office:value-type="float" office:value="18.450716">
            <text:p text:style-name="P21">18.45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77">
            <text:p text:style-name="P21">77</text:p>
          </table:table-cell>
          <table:table-cell table:style-name="Table1.A2" office:value-type="float" office:value="38100000">
            <text:p text:style-name="P21">38100000</text:p>
          </table:table-cell>
          <table:table-cell table:style-name="Table1.A2" office:value-type="float" office:value="580789">
            <text:p text:style-name="P21">580789</text:p>
          </table:table-cell>
          <table:table-cell table:style-name="Table1.A2" office:value-type="float" office:value="571501">
            <text:p text:style-name="P21">571501</text:p>
          </table:table-cell>
          <table:table-cell table:style-name="Table1.A2" office:value-type="float" office:value="18.715607">
            <text:p text:style-name="P21">18.72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78">
            <text:p text:style-name="P21">78</text:p>
          </table:table-cell>
          <table:table-cell table:style-name="Table1.A2" office:value-type="float" office:value="38600000">
            <text:p text:style-name="P21">38600000</text:p>
          </table:table-cell>
          <table:table-cell table:style-name="Table1.A2" office:value-type="float" office:value="588498">
            <text:p text:style-name="P21">588498</text:p>
          </table:table-cell>
          <table:table-cell table:style-name="Table1.A2" office:value-type="float" office:value="579001">
            <text:p text:style-name="P21">579001</text:p>
          </table:table-cell>
          <table:table-cell table:style-name="Table1.A2" office:value-type="float" office:value="18.886178">
            <text:p text:style-name="P21">18.89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79">
            <text:p text:style-name="P21">79</text:p>
          </table:table-cell>
          <table:table-cell table:style-name="Table1.A2" office:value-type="float" office:value="39100000">
            <text:p text:style-name="P21">39100000</text:p>
          </table:table-cell>
          <table:table-cell table:style-name="Table1.A2" office:value-type="float" office:value="596189">
            <text:p text:style-name="P21">596189</text:p>
          </table:table-cell>
          <table:table-cell table:style-name="Table1.A2" office:value-type="float" office:value="586501">
            <text:p text:style-name="P21">586501</text:p>
          </table:table-cell>
          <table:table-cell table:style-name="Table1.A2" office:value-type="float" office:value="19.123201">
            <text:p text:style-name="P21">19.12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80">
            <text:p text:style-name="P21">80</text:p>
          </table:table-cell>
          <table:table-cell table:style-name="Table1.A2" office:value-type="float" office:value="39600000">
            <text:p text:style-name="P21">39600000</text:p>
          </table:table-cell>
          <table:table-cell table:style-name="Table1.A2" office:value-type="float" office:value="603898">
            <text:p text:style-name="P21">603898</text:p>
          </table:table-cell>
          <table:table-cell table:style-name="Table1.A2" office:value-type="float" office:value="594001">
            <text:p text:style-name="P21">594001</text:p>
          </table:table-cell>
          <table:table-cell table:style-name="Table1.A2" office:value-type="float" office:value="19.129976">
            <text:p text:style-name="P21">19.13</text:p>
          </table:table-cell>
          <table:table-cell table:style-name="Table1.F2" office:value-type="float" office:value="7">
            <text:p text:style-name="P21">7</text:p>
          </table:table-cell>
        </table:table-row>
        <table:table-row>
          <table:table-cell table:style-name="Table1.A2" office:value-type="float" office:value="81">
            <text:p text:style-name="P21">81</text:p>
          </table:table-cell>
          <table:table-cell table:style-name="Table1.A2" office:value-type="float" office:value="40100000">
            <text:p text:style-name="P21">40100000</text:p>
          </table:table-cell>
          <table:table-cell table:style-name="Table1.A2" office:value-type="float" office:value="611615">
            <text:p text:style-name="P21">611615</text:p>
          </table:table-cell>
          <table:table-cell table:style-name="Table1.A2" office:value-type="float" office:value="601501">
            <text:p text:style-name="P21">601501</text:p>
          </table:table-cell>
          <table:table-cell table:style-name="Table1.A2" office:value-type="float" office:value="19.410188">
            <text:p text:style-name="P21">19.41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82">
            <text:p text:style-name="P21">82</text:p>
          </table:table-cell>
          <table:table-cell table:style-name="Table1.A2" office:value-type="float" office:value="40600000">
            <text:p text:style-name="P21">40600000</text:p>
          </table:table-cell>
          <table:table-cell table:style-name="Table1.A2" office:value-type="float" office:value="619363">
            <text:p text:style-name="P21">619363</text:p>
          </table:table-cell>
          <table:table-cell table:style-name="Table1.A2" office:value-type="float" office:value="609001">
            <text:p text:style-name="P21">609001</text:p>
          </table:table-cell>
          <table:table-cell table:style-name="Table1.A2" office:value-type="float" office:value="19.273994">
            <text:p text:style-name="P21">19.27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83">
            <text:p text:style-name="P21">83</text:p>
          </table:table-cell>
          <table:table-cell table:style-name="Table1.A2" office:value-type="float" office:value="41100000">
            <text:p text:style-name="P21">41100000</text:p>
          </table:table-cell>
          <table:table-cell table:style-name="Table1.A2" office:value-type="float" office:value="627090">
            <text:p text:style-name="P21">627090</text:p>
          </table:table-cell>
          <table:table-cell table:style-name="Table1.A2" office:value-type="float" office:value="616501">
            <text:p text:style-name="P21">616501</text:p>
          </table:table-cell>
          <table:table-cell table:style-name="Table1.A2" office:value-type="float" office:value="19.52897">
            <text:p text:style-name="P21">19.53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84">
            <text:p text:style-name="P21">84</text:p>
          </table:table-cell>
          <table:table-cell table:style-name="Table1.A2" office:value-type="float" office:value="41600000">
            <text:p text:style-name="P21">41600000</text:p>
          </table:table-cell>
          <table:table-cell table:style-name="Table1.A2" office:value-type="float" office:value="634838">
            <text:p text:style-name="P21">634838</text:p>
          </table:table-cell>
          <table:table-cell table:style-name="Table1.A2" office:value-type="float" office:value="624001">
            <text:p text:style-name="P21">624001</text:p>
          </table:table-cell>
          <table:table-cell table:style-name="Table1.A2" office:value-type="float" office:value="19.811832">
            <text:p text:style-name="P21">19.81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85">
            <text:p text:style-name="P21">85</text:p>
          </table:table-cell>
          <table:table-cell table:style-name="Table1.A2" office:value-type="float" office:value="42100000">
            <text:p text:style-name="P21">42100000</text:p>
          </table:table-cell>
          <table:table-cell table:style-name="Table1.A2" office:value-type="float" office:value="642565">
            <text:p text:style-name="P21">642565</text:p>
          </table:table-cell>
          <table:table-cell table:style-name="Table1.A2" office:value-type="float" office:value="631501">
            <text:p text:style-name="P21">631501</text:p>
          </table:table-cell>
          <table:table-cell table:style-name="Table1.A2" office:value-type="float" office:value="20.158078">
            <text:p text:style-name="P21">20.16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86">
            <text:p text:style-name="P21">86</text:p>
          </table:table-cell>
          <table:table-cell table:style-name="Table1.A2" office:value-type="float" office:value="42600000">
            <text:p text:style-name="P21">42600000</text:p>
          </table:table-cell>
          <table:table-cell table:style-name="Table1.A2" office:value-type="float" office:value="650313">
            <text:p text:style-name="P21">650313</text:p>
          </table:table-cell>
          <table:table-cell table:style-name="Table1.A2" office:value-type="float" office:value="639001">
            <text:p text:style-name="P21">639001</text:p>
          </table:table-cell>
          <table:table-cell table:style-name="Table1.A2" office:value-type="float" office:value="20.413352">
            <text:p text:style-name="P21">20.41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87">
            <text:p text:style-name="P21">87</text:p>
          </table:table-cell>
          <table:table-cell table:style-name="Table1.A2" office:value-type="float" office:value="43100000">
            <text:p text:style-name="P21">43100000</text:p>
          </table:table-cell>
          <table:table-cell table:style-name="Table1.A2" office:value-type="float" office:value="658040">
            <text:p text:style-name="P21">658040</text:p>
          </table:table-cell>
          <table:table-cell table:style-name="Table1.A2" office:value-type="float" office:value="646501">
            <text:p text:style-name="P21">646501</text:p>
          </table:table-cell>
          <table:table-cell table:style-name="Table1.A2" office:value-type="float" office:value="20.343122">
            <text:p text:style-name="P21">20.34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88">
            <text:p text:style-name="P21">88</text:p>
          </table:table-cell>
          <table:table-cell table:style-name="Table1.A2" office:value-type="float" office:value="43600000">
            <text:p text:style-name="P21">43600000</text:p>
          </table:table-cell>
          <table:table-cell table:style-name="Table1.A2" office:value-type="float" office:value="665788">
            <text:p text:style-name="P21">665788</text:p>
          </table:table-cell>
          <table:table-cell table:style-name="Table1.A2" office:value-type="float" office:value="654001">
            <text:p text:style-name="P21">654001</text:p>
          </table:table-cell>
          <table:table-cell table:style-name="Table1.A2" office:value-type="float" office:value="20.577971">
            <text:p text:style-name="P21">20.58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89">
            <text:p text:style-name="P21">89</text:p>
          </table:table-cell>
          <table:table-cell table:style-name="Table1.A2" office:value-type="float" office:value="44100000">
            <text:p text:style-name="P21">44100000</text:p>
          </table:table-cell>
          <table:table-cell table:style-name="Table1.A2" office:value-type="float" office:value="673515">
            <text:p text:style-name="P21">673515</text:p>
          </table:table-cell>
          <table:table-cell table:style-name="Table1.A2" office:value-type="float" office:value="661501">
            <text:p text:style-name="P21">661501</text:p>
          </table:table-cell>
          <table:table-cell table:style-name="Table1.A2" office:value-type="float" office:value="20.92299">
            <text:p text:style-name="P21">20.92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90">
            <text:p text:style-name="P21">90</text:p>
          </table:table-cell>
          <table:table-cell table:style-name="Table1.A2" office:value-type="float" office:value="44600000">
            <text:p text:style-name="P21">44600000</text:p>
          </table:table-cell>
          <table:table-cell table:style-name="Table1.A2" office:value-type="float" office:value="681263">
            <text:p text:style-name="P21">681263</text:p>
          </table:table-cell>
          <table:table-cell table:style-name="Table1.A2" office:value-type="float" office:value="669001">
            <text:p text:style-name="P21">669001</text:p>
          </table:table-cell>
          <table:table-cell table:style-name="Table1.A2" office:value-type="float" office:value="21.215222">
            <text:p text:style-name="P21">21.22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91">
            <text:p text:style-name="P21">91</text:p>
          </table:table-cell>
          <table:table-cell table:style-name="Table1.A2" office:value-type="float" office:value="45100000">
            <text:p text:style-name="P21">45100000</text:p>
          </table:table-cell>
          <table:table-cell table:style-name="Table1.A2" office:value-type="float" office:value="688990">
            <text:p text:style-name="P21">688990</text:p>
          </table:table-cell>
          <table:table-cell table:style-name="Table1.A2" office:value-type="float" office:value="676501">
            <text:p text:style-name="P21">676501</text:p>
          </table:table-cell>
          <table:table-cell table:style-name="Table1.A2" office:value-type="float" office:value="21.656646">
            <text:p text:style-name="P21">21.66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92">
            <text:p text:style-name="P21">92</text:p>
          </table:table-cell>
          <table:table-cell table:style-name="Table1.A2" office:value-type="float" office:value="45600000">
            <text:p text:style-name="P21">45600000</text:p>
          </table:table-cell>
          <table:table-cell table:style-name="Table1.A2" office:value-type="float" office:value="696738">
            <text:p text:style-name="P21">696738</text:p>
          </table:table-cell>
          <table:table-cell table:style-name="Table1.A2" office:value-type="float" office:value="684001">
            <text:p text:style-name="P21">684001</text:p>
          </table:table-cell>
          <table:table-cell table:style-name="Table1.A2" office:value-type="float" office:value="21.682273">
            <text:p text:style-name="P21">21.68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93">
            <text:p text:style-name="P21">93</text:p>
          </table:table-cell>
          <table:table-cell table:style-name="Table1.A2" office:value-type="float" office:value="46100000">
            <text:p text:style-name="P21">46100000</text:p>
          </table:table-cell>
          <table:table-cell table:style-name="Table1.A2" office:value-type="float" office:value="704465">
            <text:p text:style-name="P21">704465</text:p>
          </table:table-cell>
          <table:table-cell table:style-name="Table1.A2" office:value-type="float" office:value="691501">
            <text:p text:style-name="P21">691501</text:p>
          </table:table-cell>
          <table:table-cell table:style-name="Table1.A2" office:value-type="float" office:value="21.817551">
            <text:p text:style-name="P21">21.82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94">
            <text:p text:style-name="P21">94</text:p>
          </table:table-cell>
          <table:table-cell table:style-name="Table1.A2" office:value-type="float" office:value="46600000">
            <text:p text:style-name="P21">46600000</text:p>
          </table:table-cell>
          <table:table-cell table:style-name="Table1.A2" office:value-type="float" office:value="712213">
            <text:p text:style-name="P21">712213</text:p>
          </table:table-cell>
          <table:table-cell table:style-name="Table1.A2" office:value-type="float" office:value="699001">
            <text:p text:style-name="P21">699001</text:p>
          </table:table-cell>
          <table:table-cell table:style-name="Table1.A2" office:value-type="float" office:value="21.851617">
            <text:p text:style-name="P21">21.85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95">
            <text:p text:style-name="P21">95</text:p>
          </table:table-cell>
          <table:table-cell table:style-name="Table1.A2" office:value-type="float" office:value="47100000">
            <text:p text:style-name="P21">47100000</text:p>
          </table:table-cell>
          <table:table-cell table:style-name="Table1.A2" office:value-type="float" office:value="719940">
            <text:p text:style-name="P21">719940</text:p>
          </table:table-cell>
          <table:table-cell table:style-name="Table1.A2" office:value-type="float" office:value="706501">
            <text:p text:style-name="P21">706501</text:p>
          </table:table-cell>
          <table:table-cell table:style-name="Table1.A2" office:value-type="float" office:value="22.425483">
            <text:p text:style-name="P21">22.43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96">
            <text:p text:style-name="P21">96</text:p>
          </table:table-cell>
          <table:table-cell table:style-name="Table1.A2" office:value-type="float" office:value="47600000">
            <text:p text:style-name="P21">47600000</text:p>
          </table:table-cell>
          <table:table-cell table:style-name="Table1.A2" office:value-type="float" office:value="727688">
            <text:p text:style-name="P21">727688</text:p>
          </table:table-cell>
          <table:table-cell table:style-name="Table1.A2" office:value-type="float" office:value="714001">
            <text:p text:style-name="P21">714001</text:p>
          </table:table-cell>
          <table:table-cell table:style-name="Table1.A2" office:value-type="float" office:value="23.004412">
            <text:p text:style-name="P21">23</text:p>
          </table:table-cell>
          <table:table-cell table:style-name="Table1.F2" office:value-type="float" office:value="8">
            <text:p text:style-name="P21">8</text:p>
          </table:table-cell>
        </table:table-row>
        <table:table-row>
          <table:table-cell table:style-name="Table1.A2" office:value-type="float" office:value="97">
            <text:p text:style-name="P21">97</text:p>
          </table:table-cell>
          <table:table-cell table:style-name="Table1.A2" office:value-type="float" office:value="48100000">
            <text:p text:style-name="P21">48100000</text:p>
          </table:table-cell>
          <table:table-cell table:style-name="Table1.A2" office:value-type="float" office:value="735444">
            <text:p text:style-name="P21">735444</text:p>
          </table:table-cell>
          <table:table-cell table:style-name="Table1.A2" office:value-type="float" office:value="721501">
            <text:p text:style-name="P21">721501</text:p>
          </table:table-cell>
          <table:table-cell table:style-name="Table1.A2" office:value-type="float" office:value="23.566457">
            <text:p text:style-name="P21">23.57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98">
            <text:p text:style-name="P21">98</text:p>
          </table:table-cell>
          <table:table-cell table:style-name="Table1.A2" office:value-type="float" office:value="48600000">
            <text:p text:style-name="P21">48600000</text:p>
          </table:table-cell>
          <table:table-cell table:style-name="Table1.A2" office:value-type="float" office:value="743231">
            <text:p text:style-name="P21">743231</text:p>
          </table:table-cell>
          <table:table-cell table:style-name="Table1.A2" office:value-type="float" office:value="729001">
            <text:p text:style-name="P21">729001</text:p>
          </table:table-cell>
          <table:table-cell table:style-name="Table1.A2" office:value-type="float" office:value="23.727369">
            <text:p text:style-name="P21">23.73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99">
            <text:p text:style-name="P21">99</text:p>
          </table:table-cell>
          <table:table-cell table:style-name="Table1.A2" office:value-type="float" office:value="49100000">
            <text:p text:style-name="P21">49100000</text:p>
          </table:table-cell>
          <table:table-cell table:style-name="Table1.A2" office:value-type="float" office:value="750994">
            <text:p text:style-name="P21">750994</text:p>
          </table:table-cell>
          <table:table-cell table:style-name="Table1.A2" office:value-type="float" office:value="736501">
            <text:p text:style-name="P21">736501</text:p>
          </table:table-cell>
          <table:table-cell table:style-name="Table1.A2" office:value-type="float" office:value="23.902538">
            <text:p text:style-name="P21">23.9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00">
            <text:p text:style-name="P21">100</text:p>
          </table:table-cell>
          <table:table-cell table:style-name="Table1.A2" office:value-type="float" office:value="49600000">
            <text:p text:style-name="P21">49600000</text:p>
          </table:table-cell>
          <table:table-cell table:style-name="Table1.A2" office:value-type="float" office:value="758781">
            <text:p text:style-name="P21">758781</text:p>
          </table:table-cell>
          <table:table-cell table:style-name="Table1.A2" office:value-type="float" office:value="744001">
            <text:p text:style-name="P21">744001</text:p>
          </table:table-cell>
          <table:table-cell table:style-name="Table1.A2" office:value-type="float" office:value="24.145368">
            <text:p text:style-name="P21">24.15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01">
            <text:p text:style-name="P21">101</text:p>
          </table:table-cell>
          <table:table-cell table:style-name="Table1.A2" office:value-type="float" office:value="50100000">
            <text:p text:style-name="P21">50100000</text:p>
          </table:table-cell>
          <table:table-cell table:style-name="Table1.A2" office:value-type="float" office:value="766544">
            <text:p text:style-name="P21">766544</text:p>
          </table:table-cell>
          <table:table-cell table:style-name="Table1.A2" office:value-type="float" office:value="751501">
            <text:p text:style-name="P21">751501</text:p>
          </table:table-cell>
          <table:table-cell table:style-name="Table1.A2" office:value-type="float" office:value="24.425455">
            <text:p text:style-name="P21">24.43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02">
            <text:p text:style-name="P21">102</text:p>
          </table:table-cell>
          <table:table-cell table:style-name="Table1.A2" office:value-type="float" office:value="50600000">
            <text:p text:style-name="P21">50600000</text:p>
          </table:table-cell>
          <table:table-cell table:style-name="Table1.A2" office:value-type="float" office:value="774331">
            <text:p text:style-name="P21">774331</text:p>
          </table:table-cell>
          <table:table-cell table:style-name="Table1.A2" office:value-type="float" office:value="759001">
            <text:p text:style-name="P21">759001</text:p>
          </table:table-cell>
          <table:table-cell table:style-name="Table1.A2" office:value-type="float" office:value="24.776323">
            <text:p text:style-name="P21">24.78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03">
            <text:p text:style-name="P21">103</text:p>
          </table:table-cell>
          <table:table-cell table:style-name="Table1.A2" office:value-type="float" office:value="51100000">
            <text:p text:style-name="P21">51100000</text:p>
          </table:table-cell>
          <table:table-cell table:style-name="Table1.A2" office:value-type="float" office:value="782094">
            <text:p text:style-name="P21">782094</text:p>
          </table:table-cell>
          <table:table-cell table:style-name="Table1.A2" office:value-type="float" office:value="766501">
            <text:p text:style-name="P21">766501</text:p>
          </table:table-cell>
          <table:table-cell table:style-name="Table1.A2" office:value-type="float" office:value="24.965998">
            <text:p text:style-name="P21">24.97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04">
            <text:p text:style-name="P21">104</text:p>
          </table:table-cell>
          <table:table-cell table:style-name="Table1.A2" office:value-type="float" office:value="51600000">
            <text:p text:style-name="P21">51600000</text:p>
          </table:table-cell>
          <table:table-cell table:style-name="Table1.A2" office:value-type="float" office:value="789881">
            <text:p text:style-name="P21">789881</text:p>
          </table:table-cell>
          <table:table-cell table:style-name="Table1.A2" office:value-type="float" office:value="774001">
            <text:p text:style-name="P21">774001</text:p>
          </table:table-cell>
          <table:table-cell table:style-name="Table1.A2" office:value-type="float" office:value="25.238696">
            <text:p text:style-name="P21">25.24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05">
            <text:p text:style-name="P21">105</text:p>
          </table:table-cell>
          <table:table-cell table:style-name="Table1.A2" office:value-type="float" office:value="52100000">
            <text:p text:style-name="P21">52100000</text:p>
          </table:table-cell>
          <table:table-cell table:style-name="Table1.A2" office:value-type="float" office:value="797644">
            <text:p text:style-name="P21">797644</text:p>
          </table:table-cell>
          <table:table-cell table:style-name="Table1.A2" office:value-type="float" office:value="781501">
            <text:p text:style-name="P21">781501</text:p>
          </table:table-cell>
          <table:table-cell table:style-name="Table1.A2" office:value-type="float" office:value="25.302131">
            <text:p text:style-name="P21">25.3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06">
            <text:p text:style-name="P21">106</text:p>
          </table:table-cell>
          <table:table-cell table:style-name="Table1.A2" office:value-type="float" office:value="52600000">
            <text:p text:style-name="P21">52600000</text:p>
          </table:table-cell>
          <table:table-cell table:style-name="Table1.A2" office:value-type="float" office:value="805431">
            <text:p text:style-name="P21">805431</text:p>
          </table:table-cell>
          <table:table-cell table:style-name="Table1.A2" office:value-type="float" office:value="789001">
            <text:p text:style-name="P21">789001</text:p>
          </table:table-cell>
          <table:table-cell table:style-name="Table1.A2" office:value-type="float" office:value="25.768459">
            <text:p text:style-name="P21">25.77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07">
            <text:p text:style-name="P21">107</text:p>
          </table:table-cell>
          <table:table-cell table:style-name="Table1.A2" office:value-type="float" office:value="53100000">
            <text:p text:style-name="P21">53100000</text:p>
          </table:table-cell>
          <table:table-cell table:style-name="Table1.A2" office:value-type="float" office:value="813194">
            <text:p text:style-name="P21">813194</text:p>
          </table:table-cell>
          <table:table-cell table:style-name="Table1.A2" office:value-type="float" office:value="796501">
            <text:p text:style-name="P21">796501</text:p>
          </table:table-cell>
          <table:table-cell table:style-name="Table1.A2" office:value-type="float" office:value="25.755144">
            <text:p text:style-name="P21">25.76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08">
            <text:p text:style-name="P21">108</text:p>
          </table:table-cell>
          <table:table-cell table:style-name="Table1.A2" office:value-type="float" office:value="53600000">
            <text:p text:style-name="P21">53600000</text:p>
          </table:table-cell>
          <table:table-cell table:style-name="Table1.A2" office:value-type="float" office:value="820981">
            <text:p text:style-name="P21">820981</text:p>
          </table:table-cell>
          <table:table-cell table:style-name="Table1.A2" office:value-type="float" office:value="804001">
            <text:p text:style-name="P21">804001</text:p>
          </table:table-cell>
          <table:table-cell table:style-name="Table1.A2" office:value-type="float" office:value="26.457245">
            <text:p text:style-name="P21">26.46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09">
            <text:p text:style-name="P21">109</text:p>
          </table:table-cell>
          <table:table-cell table:style-name="Table1.A2" office:value-type="float" office:value="54100000">
            <text:p text:style-name="P21">54100000</text:p>
          </table:table-cell>
          <table:table-cell table:style-name="Table1.A2" office:value-type="float" office:value="828744">
            <text:p text:style-name="P21">828744</text:p>
          </table:table-cell>
          <table:table-cell table:style-name="Table1.A2" office:value-type="float" office:value="811501">
            <text:p text:style-name="P21">811501</text:p>
          </table:table-cell>
          <table:table-cell table:style-name="Table1.A2" office:value-type="float" office:value="26.475411">
            <text:p text:style-name="P21">26.48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10">
            <text:p text:style-name="P21">110</text:p>
          </table:table-cell>
          <table:table-cell table:style-name="Table1.A2" office:value-type="float" office:value="54600000">
            <text:p text:style-name="P21">54600000</text:p>
          </table:table-cell>
          <table:table-cell table:style-name="Table1.A2" office:value-type="float" office:value="836531">
            <text:p text:style-name="P21">836531</text:p>
          </table:table-cell>
          <table:table-cell table:style-name="Table1.A2" office:value-type="float" office:value="819001">
            <text:p text:style-name="P21">819001</text:p>
          </table:table-cell>
          <table:table-cell table:style-name="Table1.A2" office:value-type="float" office:value="26.747209">
            <text:p text:style-name="P21">26.75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11">
            <text:p text:style-name="P21">111</text:p>
          </table:table-cell>
          <table:table-cell table:style-name="Table1.A2" office:value-type="float" office:value="55100000">
            <text:p text:style-name="P21">55100000</text:p>
          </table:table-cell>
          <table:table-cell table:style-name="Table1.A2" office:value-type="float" office:value="844294">
            <text:p text:style-name="P21">844294</text:p>
          </table:table-cell>
          <table:table-cell table:style-name="Table1.A2" office:value-type="float" office:value="826501">
            <text:p text:style-name="P21">826501</text:p>
          </table:table-cell>
          <table:table-cell table:style-name="Table1.A2" office:value-type="float" office:value="26.969807">
            <text:p text:style-name="P21">26.97</text:p>
          </table:table-cell>
          <table:table-cell table:style-name="Table1.F2" office:value-type="float" office:value="9">
            <text:p text:style-name="P21">9</text:p>
          </table:table-cell>
        </table:table-row>
        <text:soft-page-break/>
        <table:table-row>
          <table:table-cell table:style-name="Table1.A2" office:value-type="float" office:value="112">
            <text:p text:style-name="P21">112</text:p>
          </table:table-cell>
          <table:table-cell table:style-name="Table1.A2" office:value-type="float" office:value="55600000">
            <text:p text:style-name="P21">55600000</text:p>
          </table:table-cell>
          <table:table-cell table:style-name="Table1.A2" office:value-type="float" office:value="852081">
            <text:p text:style-name="P21">852081</text:p>
          </table:table-cell>
          <table:table-cell table:style-name="Table1.A2" office:value-type="float" office:value="834001">
            <text:p text:style-name="P21">834001</text:p>
          </table:table-cell>
          <table:table-cell table:style-name="Table1.A2" office:value-type="float" office:value="27.110198">
            <text:p text:style-name="P21">27.11</text:p>
          </table:table-cell>
          <table:table-cell table:style-name="Table1.F2" office:value-type="float" office:value="9">
            <text:p text:style-name="P21">9</text:p>
          </table:table-cell>
        </table:table-row>
        <table:table-row>
          <table:table-cell table:style-name="Table1.A2" office:value-type="float" office:value="113">
            <text:p text:style-name="P21">113</text:p>
          </table:table-cell>
          <table:table-cell table:style-name="Table1.A2" office:value-type="float" office:value="56100000">
            <text:p text:style-name="P21">56100000</text:p>
          </table:table-cell>
          <table:table-cell table:style-name="Table1.A2" office:value-type="float" office:value="859876">
            <text:p text:style-name="P21">859876</text:p>
          </table:table-cell>
          <table:table-cell table:style-name="Table1.A2" office:value-type="float" office:value="841501">
            <text:p text:style-name="P21">841501</text:p>
          </table:table-cell>
          <table:table-cell table:style-name="Table1.A2" office:value-type="float" office:value="27.667108">
            <text:p text:style-name="P21">27.67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14">
            <text:p text:style-name="P21">114</text:p>
          </table:table-cell>
          <table:table-cell table:style-name="Table1.A2" office:value-type="float" office:value="56600000">
            <text:p text:style-name="P21">56600000</text:p>
          </table:table-cell>
          <table:table-cell table:style-name="Table1.A2" office:value-type="float" office:value="867702">
            <text:p text:style-name="P21">867702</text:p>
          </table:table-cell>
          <table:table-cell table:style-name="Table1.A2" office:value-type="float" office:value="849001">
            <text:p text:style-name="P21">849001</text:p>
          </table:table-cell>
          <table:table-cell table:style-name="Table1.A2" office:value-type="float" office:value="27.914244">
            <text:p text:style-name="P21">27.91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15">
            <text:p text:style-name="P21">115</text:p>
          </table:table-cell>
          <table:table-cell table:style-name="Table1.A2" office:value-type="float" office:value="57100000">
            <text:p text:style-name="P21">57100000</text:p>
          </table:table-cell>
          <table:table-cell table:style-name="Table1.A2" office:value-type="float" office:value="875501">
            <text:p text:style-name="P21">875501</text:p>
          </table:table-cell>
          <table:table-cell table:style-name="Table1.A2" office:value-type="float" office:value="856501">
            <text:p text:style-name="P21">856501</text:p>
          </table:table-cell>
          <table:table-cell table:style-name="Table1.A2" office:value-type="float" office:value="28.422192">
            <text:p text:style-name="P21">28.42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16">
            <text:p text:style-name="P21">116</text:p>
          </table:table-cell>
          <table:table-cell table:style-name="Table1.A2" office:value-type="float" office:value="57600000">
            <text:p text:style-name="P21">57600000</text:p>
          </table:table-cell>
          <table:table-cell table:style-name="Table1.A2" office:value-type="float" office:value="883327">
            <text:p text:style-name="P21">883327</text:p>
          </table:table-cell>
          <table:table-cell table:style-name="Table1.A2" office:value-type="float" office:value="864001">
            <text:p text:style-name="P21">864001</text:p>
          </table:table-cell>
          <table:table-cell table:style-name="Table1.A2" office:value-type="float" office:value="28.444978">
            <text:p text:style-name="P21">28.44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17">
            <text:p text:style-name="P21">117</text:p>
          </table:table-cell>
          <table:table-cell table:style-name="Table1.A2" office:value-type="float" office:value="58100000">
            <text:p text:style-name="P21">58100000</text:p>
          </table:table-cell>
          <table:table-cell table:style-name="Table1.A2" office:value-type="float" office:value="891126">
            <text:p text:style-name="P21">891126</text:p>
          </table:table-cell>
          <table:table-cell table:style-name="Table1.A2" office:value-type="float" office:value="871501">
            <text:p text:style-name="P21">871501</text:p>
          </table:table-cell>
          <table:table-cell table:style-name="Table1.A2" office:value-type="float" office:value="28.599958">
            <text:p text:style-name="P21">28.6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18">
            <text:p text:style-name="P21">118</text:p>
          </table:table-cell>
          <table:table-cell table:style-name="Table1.A2" office:value-type="float" office:value="58600000">
            <text:p text:style-name="P21">58600000</text:p>
          </table:table-cell>
          <table:table-cell table:style-name="Table1.A2" office:value-type="float" office:value="898952">
            <text:p text:style-name="P21">898952</text:p>
          </table:table-cell>
          <table:table-cell table:style-name="Table1.A2" office:value-type="float" office:value="879001">
            <text:p text:style-name="P21">879001</text:p>
          </table:table-cell>
          <table:table-cell table:style-name="Table1.A2" office:value-type="float" office:value="29.149729">
            <text:p text:style-name="P21">29.15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19">
            <text:p text:style-name="P21">119</text:p>
          </table:table-cell>
          <table:table-cell table:style-name="Table1.A2" office:value-type="float" office:value="59100000">
            <text:p text:style-name="P21">59100000</text:p>
          </table:table-cell>
          <table:table-cell table:style-name="Table1.A2" office:value-type="float" office:value="906751">
            <text:p text:style-name="P21">906751</text:p>
          </table:table-cell>
          <table:table-cell table:style-name="Table1.A2" office:value-type="float" office:value="886501">
            <text:p text:style-name="P21">886501</text:p>
          </table:table-cell>
          <table:table-cell table:style-name="Table1.A2" office:value-type="float" office:value="29.574614">
            <text:p text:style-name="P21">29.57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20">
            <text:p text:style-name="P21">120</text:p>
          </table:table-cell>
          <table:table-cell table:style-name="Table1.A2" office:value-type="float" office:value="59600000">
            <text:p text:style-name="P21">59600000</text:p>
          </table:table-cell>
          <table:table-cell table:style-name="Table1.A2" office:value-type="float" office:value="914577">
            <text:p text:style-name="P21">914577</text:p>
          </table:table-cell>
          <table:table-cell table:style-name="Table1.A2" office:value-type="float" office:value="894001">
            <text:p text:style-name="P21">894001</text:p>
          </table:table-cell>
          <table:table-cell table:style-name="Table1.A2" office:value-type="float" office:value="29.554314">
            <text:p text:style-name="P21">29.55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21">
            <text:p text:style-name="P21">121</text:p>
          </table:table-cell>
          <table:table-cell table:style-name="Table1.A2" office:value-type="float" office:value="60100000">
            <text:p text:style-name="P21">60100000</text:p>
          </table:table-cell>
          <table:table-cell table:style-name="Table1.A2" office:value-type="float" office:value="922376">
            <text:p text:style-name="P21">922376</text:p>
          </table:table-cell>
          <table:table-cell table:style-name="Table1.A2" office:value-type="float" office:value="901501">
            <text:p text:style-name="P21">901501</text:p>
          </table:table-cell>
          <table:table-cell table:style-name="Table1.A2" office:value-type="float" office:value="30.106453">
            <text:p text:style-name="P21">30.11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22">
            <text:p text:style-name="P21">122</text:p>
          </table:table-cell>
          <table:table-cell table:style-name="Table1.A2" office:value-type="float" office:value="60600000">
            <text:p text:style-name="P21">60600000</text:p>
          </table:table-cell>
          <table:table-cell table:style-name="Table1.A2" office:value-type="float" office:value="930202">
            <text:p text:style-name="P21">930202</text:p>
          </table:table-cell>
          <table:table-cell table:style-name="Table1.A2" office:value-type="float" office:value="909001">
            <text:p text:style-name="P21">909001</text:p>
          </table:table-cell>
          <table:table-cell table:style-name="Table1.A2" office:value-type="float" office:value="30.012449">
            <text:p text:style-name="P21">30.01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23">
            <text:p text:style-name="P21">123</text:p>
          </table:table-cell>
          <table:table-cell table:style-name="Table1.A2" office:value-type="float" office:value="61100000">
            <text:p text:style-name="P21">61100000</text:p>
          </table:table-cell>
          <table:table-cell table:style-name="Table1.A2" office:value-type="float" office:value="938001">
            <text:p text:style-name="P21">938001</text:p>
          </table:table-cell>
          <table:table-cell table:style-name="Table1.A2" office:value-type="float" office:value="916501">
            <text:p text:style-name="P21">916501</text:p>
          </table:table-cell>
          <table:table-cell table:style-name="Table1.A2" office:value-type="float" office:value="30.350583">
            <text:p text:style-name="P21">30.35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24">
            <text:p text:style-name="P21">124</text:p>
          </table:table-cell>
          <table:table-cell table:style-name="Table1.A2" office:value-type="float" office:value="61600000">
            <text:p text:style-name="P21">61600000</text:p>
          </table:table-cell>
          <table:table-cell table:style-name="Table1.A2" office:value-type="float" office:value="945827">
            <text:p text:style-name="P21">945827</text:p>
          </table:table-cell>
          <table:table-cell table:style-name="Table1.A2" office:value-type="float" office:value="924001">
            <text:p text:style-name="P21">924001</text:p>
          </table:table-cell>
          <table:table-cell table:style-name="Table1.A2" office:value-type="float" office:value="31.29454">
            <text:p text:style-name="P21">31.29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25">
            <text:p text:style-name="P21">125</text:p>
          </table:table-cell>
          <table:table-cell table:style-name="Table1.A2" office:value-type="float" office:value="62100000">
            <text:p text:style-name="P21">62100000</text:p>
          </table:table-cell>
          <table:table-cell table:style-name="Table1.A2" office:value-type="float" office:value="953626">
            <text:p text:style-name="P21">953626</text:p>
          </table:table-cell>
          <table:table-cell table:style-name="Table1.A2" office:value-type="float" office:value="931501">
            <text:p text:style-name="P21">931501</text:p>
          </table:table-cell>
          <table:table-cell table:style-name="Table1.A2" office:value-type="float" office:value="30.475845">
            <text:p text:style-name="P21">30.48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26">
            <text:p text:style-name="P21">126</text:p>
          </table:table-cell>
          <table:table-cell table:style-name="Table1.A2" office:value-type="float" office:value="62600000">
            <text:p text:style-name="P21">62600000</text:p>
          </table:table-cell>
          <table:table-cell table:style-name="Table1.A2" office:value-type="float" office:value="961452">
            <text:p text:style-name="P21">961452</text:p>
          </table:table-cell>
          <table:table-cell table:style-name="Table1.A2" office:value-type="float" office:value="939001">
            <text:p text:style-name="P21">939001</text:p>
          </table:table-cell>
          <table:table-cell table:style-name="Table1.A2" office:value-type="float" office:value="31.042724">
            <text:p text:style-name="P21">31.04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27">
            <text:p text:style-name="P21">127</text:p>
          </table:table-cell>
          <table:table-cell table:style-name="Table1.A2" office:value-type="float" office:value="63100000">
            <text:p text:style-name="P21">63100000</text:p>
          </table:table-cell>
          <table:table-cell table:style-name="Table1.A2" office:value-type="float" office:value="969251">
            <text:p text:style-name="P21">969251</text:p>
          </table:table-cell>
          <table:table-cell table:style-name="Table1.A2" office:value-type="float" office:value="946501">
            <text:p text:style-name="P21">946501</text:p>
          </table:table-cell>
          <table:table-cell table:style-name="Table1.A2" office:value-type="float" office:value="31.469754">
            <text:p text:style-name="P21">31.47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28">
            <text:p text:style-name="P21">128</text:p>
          </table:table-cell>
          <table:table-cell table:style-name="Table1.A2" office:value-type="float" office:value="63600000">
            <text:p text:style-name="P21">63600000</text:p>
          </table:table-cell>
          <table:table-cell table:style-name="Table1.A2" office:value-type="float" office:value="977077">
            <text:p text:style-name="P21">977077</text:p>
          </table:table-cell>
          <table:table-cell table:style-name="Table1.A2" office:value-type="float" office:value="954001">
            <text:p text:style-name="P21">954001</text:p>
          </table:table-cell>
          <table:table-cell table:style-name="Table1.A2" office:value-type="float" office:value="32.051407">
            <text:p text:style-name="P21">32.05</text:p>
          </table:table-cell>
          <table:table-cell table:style-name="Table1.F2" office:value-type="float" office:value="10">
            <text:p text:style-name="P21">10</text:p>
          </table:table-cell>
        </table:table-row>
        <table:table-row>
          <table:table-cell table:style-name="Table1.A2" office:value-type="float" office:value="129">
            <text:p text:style-name="P21">129</text:p>
          </table:table-cell>
          <table:table-cell table:style-name="Table1.A2" office:value-type="float" office:value="64100000">
            <text:p text:style-name="P21">64100000</text:p>
          </table:table-cell>
          <table:table-cell table:style-name="Table1.A2" office:value-type="float" office:value="984911">
            <text:p text:style-name="P21">984911</text:p>
          </table:table-cell>
          <table:table-cell table:style-name="Table1.A2" office:value-type="float" office:value="961501">
            <text:p text:style-name="P21">961501</text:p>
          </table:table-cell>
          <table:table-cell table:style-name="Table1.A2" office:value-type="float" office:value="32.691254">
            <text:p text:style-name="P21">32.69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30">
            <text:p text:style-name="P21">130</text:p>
          </table:table-cell>
          <table:table-cell table:style-name="Table1.A2" office:value-type="float" office:value="64600000">
            <text:p text:style-name="P21">64600000</text:p>
          </table:table-cell>
          <table:table-cell table:style-name="Table1.A2" office:value-type="float" office:value="992776">
            <text:p text:style-name="P21">992776</text:p>
          </table:table-cell>
          <table:table-cell table:style-name="Table1.A2" office:value-type="float" office:value="969001">
            <text:p text:style-name="P21">969001</text:p>
          </table:table-cell>
          <table:table-cell table:style-name="Table1.A2" office:value-type="float" office:value="32.966557">
            <text:p text:style-name="P21">32.97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31">
            <text:p text:style-name="P21">131</text:p>
          </table:table-cell>
          <table:table-cell table:style-name="Table1.A2" office:value-type="float" office:value="65100000">
            <text:p text:style-name="P21">65100000</text:p>
          </table:table-cell>
          <table:table-cell table:style-name="Table1.A2" office:value-type="float" office:value="1000611">
            <text:p text:style-name="P21">1000611</text:p>
          </table:table-cell>
          <table:table-cell table:style-name="Table1.A2" office:value-type="float" office:value="976501">
            <text:p text:style-name="P21">976501</text:p>
          </table:table-cell>
          <table:table-cell table:style-name="Table1.A2" office:value-type="float" office:value="32.922573">
            <text:p text:style-name="P21">32.92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32">
            <text:p text:style-name="P21">132</text:p>
          </table:table-cell>
          <table:table-cell table:style-name="Table1.A2" office:value-type="float" office:value="65600000">
            <text:p text:style-name="P21">65600000</text:p>
          </table:table-cell>
          <table:table-cell table:style-name="Table1.A2" office:value-type="float" office:value="1008476">
            <text:p text:style-name="P21">1008476</text:p>
          </table:table-cell>
          <table:table-cell table:style-name="Table1.A2" office:value-type="float" office:value="984001">
            <text:p text:style-name="P21">984001</text:p>
          </table:table-cell>
          <table:table-cell table:style-name="Table1.A2" office:value-type="float" office:value="33.329908">
            <text:p text:style-name="P21">33.33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33">
            <text:p text:style-name="P21">133</text:p>
          </table:table-cell>
          <table:table-cell table:style-name="Table1.A2" office:value-type="float" office:value="66100000">
            <text:p text:style-name="P21">66100000</text:p>
          </table:table-cell>
          <table:table-cell table:style-name="Table1.A2" office:value-type="float" office:value="1016311">
            <text:p text:style-name="P21">1016311</text:p>
          </table:table-cell>
          <table:table-cell table:style-name="Table1.A2" office:value-type="float" office:value="991501">
            <text:p text:style-name="P21">991501</text:p>
          </table:table-cell>
          <table:table-cell table:style-name="Table1.A2" office:value-type="float" office:value="33.814059">
            <text:p text:style-name="P21">33.81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34">
            <text:p text:style-name="P21">134</text:p>
          </table:table-cell>
          <table:table-cell table:style-name="Table1.A2" office:value-type="float" office:value="66600000">
            <text:p text:style-name="P21">66600000</text:p>
          </table:table-cell>
          <table:table-cell table:style-name="Table1.A2" office:value-type="float" office:value="1024176">
            <text:p text:style-name="P21">1024176</text:p>
          </table:table-cell>
          <table:table-cell table:style-name="Table1.A2" office:value-type="float" office:value="999001">
            <text:p text:style-name="P21">999001</text:p>
          </table:table-cell>
          <table:table-cell table:style-name="Table1.A2" office:value-type="float" office:value="33.941167">
            <text:p text:style-name="P21">33.94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35">
            <text:p text:style-name="P21">135</text:p>
          </table:table-cell>
          <table:table-cell table:style-name="Table1.A2" office:value-type="float" office:value="67100000">
            <text:p text:style-name="P21">67100000</text:p>
          </table:table-cell>
          <table:table-cell table:style-name="Table1.A2" office:value-type="float" office:value="1032011">
            <text:p text:style-name="P21">1032011</text:p>
          </table:table-cell>
          <table:table-cell table:style-name="Table1.A2" office:value-type="float" office:value="1006501">
            <text:p text:style-name="P21">1006501</text:p>
          </table:table-cell>
          <table:table-cell table:style-name="Table1.A2" office:value-type="float" office:value="33.915246">
            <text:p text:style-name="P21">33.92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36">
            <text:p text:style-name="P21">136</text:p>
          </table:table-cell>
          <table:table-cell table:style-name="Table1.A2" office:value-type="float" office:value="67600000">
            <text:p text:style-name="P21">67600000</text:p>
          </table:table-cell>
          <table:table-cell table:style-name="Table1.A2" office:value-type="float" office:value="1039876">
            <text:p text:style-name="P21">1039876</text:p>
          </table:table-cell>
          <table:table-cell table:style-name="Table1.A2" office:value-type="float" office:value="1014001">
            <text:p text:style-name="P21">1014001</text:p>
          </table:table-cell>
          <table:table-cell table:style-name="Table1.A2" office:value-type="float" office:value="34.392484">
            <text:p text:style-name="P21">34.39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37">
            <text:p text:style-name="P21">137</text:p>
          </table:table-cell>
          <table:table-cell table:style-name="Table1.A2" office:value-type="float" office:value="68100000">
            <text:p text:style-name="P21">68100000</text:p>
          </table:table-cell>
          <table:table-cell table:style-name="Table1.A2" office:value-type="float" office:value="1047711">
            <text:p text:style-name="P21">1047711</text:p>
          </table:table-cell>
          <table:table-cell table:style-name="Table1.A2" office:value-type="float" office:value="1021501">
            <text:p text:style-name="P21">1021501</text:p>
          </table:table-cell>
          <table:table-cell table:style-name="Table1.A2" office:value-type="float" office:value="34.667943">
            <text:p text:style-name="P21">34.67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38">
            <text:p text:style-name="P21">138</text:p>
          </table:table-cell>
          <table:table-cell table:style-name="Table1.A2" office:value-type="float" office:value="68600000">
            <text:p text:style-name="P21">68600000</text:p>
          </table:table-cell>
          <table:table-cell table:style-name="Table1.A2" office:value-type="float" office:value="1055576">
            <text:p text:style-name="P21">1055576</text:p>
          </table:table-cell>
          <table:table-cell table:style-name="Table1.A2" office:value-type="float" office:value="1029001">
            <text:p text:style-name="P21">1029001</text:p>
          </table:table-cell>
          <table:table-cell table:style-name="Table1.A2" office:value-type="float" office:value="34.755741">
            <text:p text:style-name="P21">34.76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39">
            <text:p text:style-name="P21">139</text:p>
          </table:table-cell>
          <table:table-cell table:style-name="Table1.A2" office:value-type="float" office:value="69100000">
            <text:p text:style-name="P21">69100000</text:p>
          </table:table-cell>
          <table:table-cell table:style-name="Table1.A2" office:value-type="float" office:value="1063411">
            <text:p text:style-name="P21">1063411</text:p>
          </table:table-cell>
          <table:table-cell table:style-name="Table1.A2" office:value-type="float" office:value="1036501">
            <text:p text:style-name="P21">1036501</text:p>
          </table:table-cell>
          <table:table-cell table:style-name="Table1.A2" office:value-type="float" office:value="35.037818">
            <text:p text:style-name="P21">35.04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40">
            <text:p text:style-name="P21">140</text:p>
          </table:table-cell>
          <table:table-cell table:style-name="Table1.A2" office:value-type="float" office:value="69600000">
            <text:p text:style-name="P21">69600000</text:p>
          </table:table-cell>
          <table:table-cell table:style-name="Table1.A2" office:value-type="float" office:value="1071276">
            <text:p text:style-name="P21">1071276</text:p>
          </table:table-cell>
          <table:table-cell table:style-name="Table1.A2" office:value-type="float" office:value="1044001">
            <text:p text:style-name="P21">1044001</text:p>
          </table:table-cell>
          <table:table-cell table:style-name="Table1.A2" office:value-type="float" office:value="35.587579">
            <text:p text:style-name="P21">35.59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41">
            <text:p text:style-name="P21">141</text:p>
          </table:table-cell>
          <table:table-cell table:style-name="Table1.A2" office:value-type="float" office:value="70100000">
            <text:p text:style-name="P21">70100000</text:p>
          </table:table-cell>
          <table:table-cell table:style-name="Table1.A2" office:value-type="float" office:value="1079111">
            <text:p text:style-name="P21">1079111</text:p>
          </table:table-cell>
          <table:table-cell table:style-name="Table1.A2" office:value-type="float" office:value="1051501">
            <text:p text:style-name="P21">1051501</text:p>
          </table:table-cell>
          <table:table-cell table:style-name="Table1.A2" office:value-type="float" office:value="35.474901">
            <text:p text:style-name="P21">35.47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42">
            <text:p text:style-name="P21">142</text:p>
          </table:table-cell>
          <table:table-cell table:style-name="Table1.A2" office:value-type="float" office:value="70600000">
            <text:p text:style-name="P21">70600000</text:p>
          </table:table-cell>
          <table:table-cell table:style-name="Table1.A2" office:value-type="float" office:value="1086976">
            <text:p text:style-name="P21">1086976</text:p>
          </table:table-cell>
          <table:table-cell table:style-name="Table1.A2" office:value-type="float" office:value="1059001">
            <text:p text:style-name="P21">1059001</text:p>
          </table:table-cell>
          <table:table-cell table:style-name="Table1.A2" office:value-type="float" office:value="36.1063">
            <text:p text:style-name="P21">36.11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43">
            <text:p text:style-name="P21">143</text:p>
          </table:table-cell>
          <table:table-cell table:style-name="Table1.A2" office:value-type="float" office:value="71100000">
            <text:p text:style-name="P21">71100000</text:p>
          </table:table-cell>
          <table:table-cell table:style-name="Table1.A2" office:value-type="float" office:value="1094811">
            <text:p text:style-name="P21">1094811</text:p>
          </table:table-cell>
          <table:table-cell table:style-name="Table1.A2" office:value-type="float" office:value="1066501">
            <text:p text:style-name="P21">1066501</text:p>
          </table:table-cell>
          <table:table-cell table:style-name="Table1.A2" office:value-type="float" office:value="36.157511">
            <text:p text:style-name="P21">36.16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44">
            <text:p text:style-name="P21">144</text:p>
          </table:table-cell>
          <table:table-cell table:style-name="Table1.A2" office:value-type="float" office:value="71600000">
            <text:p text:style-name="P21">71600000</text:p>
          </table:table-cell>
          <table:table-cell table:style-name="Table1.A2" office:value-type="float" office:value="1102676">
            <text:p text:style-name="P21">1102676</text:p>
          </table:table-cell>
          <table:table-cell table:style-name="Table1.A2" office:value-type="float" office:value="1074001">
            <text:p text:style-name="P21">1074001</text:p>
          </table:table-cell>
          <table:table-cell table:style-name="Table1.A2" office:value-type="float" office:value="36.450353">
            <text:p text:style-name="P21">36.45</text:p>
          </table:table-cell>
          <table:table-cell table:style-name="Table1.F2" office:value-type="float" office:value="11">
            <text:p text:style-name="P21">11</text:p>
          </table:table-cell>
        </table:table-row>
        <table:table-row>
          <table:table-cell table:style-name="Table1.A2" office:value-type="float" office:value="145">
            <text:p text:style-name="P21">145</text:p>
          </table:table-cell>
          <table:table-cell table:style-name="Table1.A2" office:value-type="float" office:value="72100000">
            <text:p text:style-name="P21">72100000</text:p>
          </table:table-cell>
          <table:table-cell table:style-name="Table1.A2" office:value-type="float" office:value="1110549">
            <text:p text:style-name="P21">1110549</text:p>
          </table:table-cell>
          <table:table-cell table:style-name="Table1.A2" office:value-type="float" office:value="1081501">
            <text:p text:style-name="P21">1081501</text:p>
          </table:table-cell>
          <table:table-cell table:style-name="Table1.A2" office:value-type="float" office:value="36.00039">
            <text:p text:style-name="P21">36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46">
            <text:p text:style-name="P21">146</text:p>
          </table:table-cell>
          <table:table-cell table:style-name="Table1.A2" office:value-type="float" office:value="72600000">
            <text:p text:style-name="P21">72600000</text:p>
          </table:table-cell>
          <table:table-cell table:style-name="Table1.A2" office:value-type="float" office:value="1118453">
            <text:p text:style-name="P21">1118453</text:p>
          </table:table-cell>
          <table:table-cell table:style-name="Table1.A2" office:value-type="float" office:value="1089001">
            <text:p text:style-name="P21">1089001</text:p>
          </table:table-cell>
          <table:table-cell table:style-name="Table1.A2" office:value-type="float" office:value="35.987653">
            <text:p text:style-name="P21">35.99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47">
            <text:p text:style-name="P21">147</text:p>
          </table:table-cell>
          <table:table-cell table:style-name="Table1.A2" office:value-type="float" office:value="73100000">
            <text:p text:style-name="P21">73100000</text:p>
          </table:table-cell>
          <table:table-cell table:style-name="Table1.A2" office:value-type="float" office:value="1126324">
            <text:p text:style-name="P21">1126324</text:p>
          </table:table-cell>
          <table:table-cell table:style-name="Table1.A2" office:value-type="float" office:value="1096501">
            <text:p text:style-name="P21">1096501</text:p>
          </table:table-cell>
          <table:table-cell table:style-name="Table1.A2" office:value-type="float" office:value="36.045774">
            <text:p text:style-name="P21">36.05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48">
            <text:p text:style-name="P21">148</text:p>
          </table:table-cell>
          <table:table-cell table:style-name="Table1.A2" office:value-type="float" office:value="73600000">
            <text:p text:style-name="P21">73600000</text:p>
          </table:table-cell>
          <table:table-cell table:style-name="Table1.A2" office:value-type="float" office:value="1134228">
            <text:p text:style-name="P21">1134228</text:p>
          </table:table-cell>
          <table:table-cell table:style-name="Table1.A2" office:value-type="float" office:value="1104001">
            <text:p text:style-name="P21">1104001</text:p>
          </table:table-cell>
          <table:table-cell table:style-name="Table1.A2" office:value-type="float" office:value="36.274472">
            <text:p text:style-name="P21">36.27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49">
            <text:p text:style-name="P21">149</text:p>
          </table:table-cell>
          <table:table-cell table:style-name="Table1.A2" office:value-type="float" office:value="74100000">
            <text:p text:style-name="P21">74100000</text:p>
          </table:table-cell>
          <table:table-cell table:style-name="Table1.A2" office:value-type="float" office:value="1142099">
            <text:p text:style-name="P21">1142099</text:p>
          </table:table-cell>
          <table:table-cell table:style-name="Table1.A2" office:value-type="float" office:value="1111501">
            <text:p text:style-name="P21">1111501</text:p>
          </table:table-cell>
          <table:table-cell table:style-name="Table1.A2" office:value-type="float" office:value="37.30048">
            <text:p text:style-name="P21">37.3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50">
            <text:p text:style-name="P21">150</text:p>
          </table:table-cell>
          <table:table-cell table:style-name="Table1.A2" office:value-type="float" office:value="74600000">
            <text:p text:style-name="P21">74600000</text:p>
          </table:table-cell>
          <table:table-cell table:style-name="Table1.A2" office:value-type="float" office:value="1150003">
            <text:p text:style-name="P21">1150003</text:p>
          </table:table-cell>
          <table:table-cell table:style-name="Table1.A2" office:value-type="float" office:value="1119001">
            <text:p text:style-name="P21">1119001</text:p>
          </table:table-cell>
          <table:table-cell table:style-name="Table1.A2" office:value-type="float" office:value="37.168055">
            <text:p text:style-name="P21">37.17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51">
            <text:p text:style-name="P21">151</text:p>
          </table:table-cell>
          <table:table-cell table:style-name="Table1.A2" office:value-type="float" office:value="75100000">
            <text:p text:style-name="P21">75100000</text:p>
          </table:table-cell>
          <table:table-cell table:style-name="Table1.A2" office:value-type="float" office:value="1157874">
            <text:p text:style-name="P21">1157874</text:p>
          </table:table-cell>
          <table:table-cell table:style-name="Table1.A2" office:value-type="float" office:value="1126501">
            <text:p text:style-name="P21">1126501</text:p>
          </table:table-cell>
          <table:table-cell table:style-name="Table1.A2" office:value-type="float" office:value="37.561498">
            <text:p text:style-name="P21">37.56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52">
            <text:p text:style-name="P21">152</text:p>
          </table:table-cell>
          <table:table-cell table:style-name="Table1.A2" office:value-type="float" office:value="75600000">
            <text:p text:style-name="P21">75600000</text:p>
          </table:table-cell>
          <table:table-cell table:style-name="Table1.A2" office:value-type="float" office:value="1165778">
            <text:p text:style-name="P21">1165778</text:p>
          </table:table-cell>
          <table:table-cell table:style-name="Table1.A2" office:value-type="float" office:value="1134001">
            <text:p text:style-name="P21">1134001</text:p>
          </table:table-cell>
          <table:table-cell table:style-name="Table1.A2" office:value-type="float" office:value="37.381052">
            <text:p text:style-name="P21">37.38</text:p>
          </table:table-cell>
          <table:table-cell table:style-name="Table1.F2" office:value-type="float" office:value="12">
            <text:p text:style-name="P21">12</text:p>
          </table:table-cell>
        </table:table-row>
        <text:soft-page-break/>
        <table:table-row>
          <table:table-cell table:style-name="Table1.A2" office:value-type="float" office:value="153">
            <text:p text:style-name="P21">153</text:p>
          </table:table-cell>
          <table:table-cell table:style-name="Table1.A2" office:value-type="float" office:value="76100000">
            <text:p text:style-name="P21">76100000</text:p>
          </table:table-cell>
          <table:table-cell table:style-name="Table1.A2" office:value-type="float" office:value="1173649">
            <text:p text:style-name="P21">1173649</text:p>
          </table:table-cell>
          <table:table-cell table:style-name="Table1.A2" office:value-type="float" office:value="1141501">
            <text:p text:style-name="P21">1141501</text:p>
          </table:table-cell>
          <table:table-cell table:style-name="Table1.A2" office:value-type="float" office:value="37.607323">
            <text:p text:style-name="P21">37.61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54">
            <text:p text:style-name="P21">154</text:p>
          </table:table-cell>
          <table:table-cell table:style-name="Table1.A2" office:value-type="float" office:value="76600000">
            <text:p text:style-name="P21">76600000</text:p>
          </table:table-cell>
          <table:table-cell table:style-name="Table1.A2" office:value-type="float" office:value="1181553">
            <text:p text:style-name="P21">1181553</text:p>
          </table:table-cell>
          <table:table-cell table:style-name="Table1.A2" office:value-type="float" office:value="1149001">
            <text:p text:style-name="P21">1149001</text:p>
          </table:table-cell>
          <table:table-cell table:style-name="Table1.A2" office:value-type="float" office:value="37.701668">
            <text:p text:style-name="P21">37.7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55">
            <text:p text:style-name="P21">155</text:p>
          </table:table-cell>
          <table:table-cell table:style-name="Table1.A2" office:value-type="float" office:value="77100000">
            <text:p text:style-name="P21">77100000</text:p>
          </table:table-cell>
          <table:table-cell table:style-name="Table1.A2" office:value-type="float" office:value="1189424">
            <text:p text:style-name="P21">1189424</text:p>
          </table:table-cell>
          <table:table-cell table:style-name="Table1.A2" office:value-type="float" office:value="1156501">
            <text:p text:style-name="P21">1156501</text:p>
          </table:table-cell>
          <table:table-cell table:style-name="Table1.A2" office:value-type="float" office:value="38.866824">
            <text:p text:style-name="P21">38.87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56">
            <text:p text:style-name="P21">156</text:p>
          </table:table-cell>
          <table:table-cell table:style-name="Table1.A2" office:value-type="float" office:value="77600000">
            <text:p text:style-name="P21">77600000</text:p>
          </table:table-cell>
          <table:table-cell table:style-name="Table1.A2" office:value-type="float" office:value="1197328">
            <text:p text:style-name="P21">1197328</text:p>
          </table:table-cell>
          <table:table-cell table:style-name="Table1.A2" office:value-type="float" office:value="1164001">
            <text:p text:style-name="P21">1164001</text:p>
          </table:table-cell>
          <table:table-cell table:style-name="Table1.A2" office:value-type="float" office:value="38.417163">
            <text:p text:style-name="P21">38.42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57">
            <text:p text:style-name="P21">157</text:p>
          </table:table-cell>
          <table:table-cell table:style-name="Table1.A2" office:value-type="float" office:value="78100000">
            <text:p text:style-name="P21">78100000</text:p>
          </table:table-cell>
          <table:table-cell table:style-name="Table1.A2" office:value-type="float" office:value="1205199">
            <text:p text:style-name="P21">1205199</text:p>
          </table:table-cell>
          <table:table-cell table:style-name="Table1.A2" office:value-type="float" office:value="1171501">
            <text:p text:style-name="P21">1171501</text:p>
          </table:table-cell>
          <table:table-cell table:style-name="Table1.A2" office:value-type="float" office:value="39.235123">
            <text:p text:style-name="P21">39.24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58">
            <text:p text:style-name="P21">158</text:p>
          </table:table-cell>
          <table:table-cell table:style-name="Table1.A2" office:value-type="float" office:value="78600000">
            <text:p text:style-name="P21">78600000</text:p>
          </table:table-cell>
          <table:table-cell table:style-name="Table1.A2" office:value-type="float" office:value="1213103">
            <text:p text:style-name="P21">1213103</text:p>
          </table:table-cell>
          <table:table-cell table:style-name="Table1.A2" office:value-type="float" office:value="1179001">
            <text:p text:style-name="P21">1179001</text:p>
          </table:table-cell>
          <table:table-cell table:style-name="Table1.A2" office:value-type="float" office:value="38.832721">
            <text:p text:style-name="P21">38.83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59">
            <text:p text:style-name="P21">159</text:p>
          </table:table-cell>
          <table:table-cell table:style-name="Table1.A2" office:value-type="float" office:value="79100000">
            <text:p text:style-name="P21">79100000</text:p>
          </table:table-cell>
          <table:table-cell table:style-name="Table1.A2" office:value-type="float" office:value="1220974">
            <text:p text:style-name="P21">1220974</text:p>
          </table:table-cell>
          <table:table-cell table:style-name="Table1.A2" office:value-type="float" office:value="1186501">
            <text:p text:style-name="P21">1186501</text:p>
          </table:table-cell>
          <table:table-cell table:style-name="Table1.A2" office:value-type="float" office:value="39.604301">
            <text:p text:style-name="P21">39.6</text:p>
          </table:table-cell>
          <table:table-cell table:style-name="Table1.F2" office:value-type="float" office:value="12">
            <text:p text:style-name="P21">12</text:p>
          </table:table-cell>
        </table:table-row>
        <table:table-row>
          <table:table-cell table:style-name="Table1.A2" office:value-type="float" office:value="160">
            <text:p text:style-name="P21">160</text:p>
          </table:table-cell>
          <table:table-cell table:style-name="Table1.A2" office:value-type="float" office:value="79600000">
            <text:p text:style-name="P21">79600000</text:p>
          </table:table-cell>
          <table:table-cell table:style-name="Table1.A2" office:value-type="float" office:value="1228884">
            <text:p text:style-name="P21">1228884</text:p>
          </table:table-cell>
          <table:table-cell table:style-name="Table1.A2" office:value-type="float" office:value="1194001">
            <text:p text:style-name="P21">1194001</text:p>
          </table:table-cell>
          <table:table-cell table:style-name="Table1.A2" office:value-type="float" office:value="39.474986">
            <text:p text:style-name="P21">39.47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61">
            <text:p text:style-name="P21">161</text:p>
          </table:table-cell>
          <table:table-cell table:style-name="Table1.A2" office:value-type="float" office:value="80100000">
            <text:p text:style-name="P21">80100000</text:p>
          </table:table-cell>
          <table:table-cell table:style-name="Table1.A2" office:value-type="float" office:value="1236790">
            <text:p text:style-name="P21">1236790</text:p>
          </table:table-cell>
          <table:table-cell table:style-name="Table1.A2" office:value-type="float" office:value="1201501">
            <text:p text:style-name="P21">1201501</text:p>
          </table:table-cell>
          <table:table-cell table:style-name="Table1.A2" office:value-type="float" office:value="40.999176">
            <text:p text:style-name="P21">41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62">
            <text:p text:style-name="P21">162</text:p>
          </table:table-cell>
          <table:table-cell table:style-name="Table1.A2" office:value-type="float" office:value="80600000">
            <text:p text:style-name="P21">80600000</text:p>
          </table:table-cell>
          <table:table-cell table:style-name="Table1.A2" office:value-type="float" office:value="1244733">
            <text:p text:style-name="P21">1244733</text:p>
          </table:table-cell>
          <table:table-cell table:style-name="Table1.A2" office:value-type="float" office:value="1209001">
            <text:p text:style-name="P21">1209001</text:p>
          </table:table-cell>
          <table:table-cell table:style-name="Table1.A2" office:value-type="float" office:value="40.87839">
            <text:p text:style-name="P21">40.88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63">
            <text:p text:style-name="P21">163</text:p>
          </table:table-cell>
          <table:table-cell table:style-name="Table1.A2" office:value-type="float" office:value="81100000">
            <text:p text:style-name="P21">81100000</text:p>
          </table:table-cell>
          <table:table-cell table:style-name="Table1.A2" office:value-type="float" office:value="1252640">
            <text:p text:style-name="P21">1252640</text:p>
          </table:table-cell>
          <table:table-cell table:style-name="Table1.A2" office:value-type="float" office:value="1216501">
            <text:p text:style-name="P21">1216501</text:p>
          </table:table-cell>
          <table:table-cell table:style-name="Table1.A2" office:value-type="float" office:value="41.390006">
            <text:p text:style-name="P21">41.39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64">
            <text:p text:style-name="P21">164</text:p>
          </table:table-cell>
          <table:table-cell table:style-name="Table1.A2" office:value-type="float" office:value="81600000">
            <text:p text:style-name="P21">81600000</text:p>
          </table:table-cell>
          <table:table-cell table:style-name="Table1.A2" office:value-type="float" office:value="1260583">
            <text:p text:style-name="P21">1260583</text:p>
          </table:table-cell>
          <table:table-cell table:style-name="Table1.A2" office:value-type="float" office:value="1224001">
            <text:p text:style-name="P21">1224001</text:p>
          </table:table-cell>
          <table:table-cell table:style-name="Table1.A2" office:value-type="float" office:value="41.752081">
            <text:p text:style-name="P21">41.75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65">
            <text:p text:style-name="P21">165</text:p>
          </table:table-cell>
          <table:table-cell table:style-name="Table1.A2" office:value-type="float" office:value="82100000">
            <text:p text:style-name="P21">82100000</text:p>
          </table:table-cell>
          <table:table-cell table:style-name="Table1.A2" office:value-type="float" office:value="1268490">
            <text:p text:style-name="P21">1268490</text:p>
          </table:table-cell>
          <table:table-cell table:style-name="Table1.A2" office:value-type="float" office:value="1231501">
            <text:p text:style-name="P21">1231501</text:p>
          </table:table-cell>
          <table:table-cell table:style-name="Table1.A2" office:value-type="float" office:value="41.963831">
            <text:p text:style-name="P21">41.96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66">
            <text:p text:style-name="P21">166</text:p>
          </table:table-cell>
          <table:table-cell table:style-name="Table1.A2" office:value-type="float" office:value="82600000">
            <text:p text:style-name="P21">82600000</text:p>
          </table:table-cell>
          <table:table-cell table:style-name="Table1.A2" office:value-type="float" office:value="1276433">
            <text:p text:style-name="P21">1276433</text:p>
          </table:table-cell>
          <table:table-cell table:style-name="Table1.A2" office:value-type="float" office:value="1239001">
            <text:p text:style-name="P21">1239001</text:p>
          </table:table-cell>
          <table:table-cell table:style-name="Table1.A2" office:value-type="float" office:value="42.212362">
            <text:p text:style-name="P21">42.21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67">
            <text:p text:style-name="P21">167</text:p>
          </table:table-cell>
          <table:table-cell table:style-name="Table1.A2" office:value-type="float" office:value="83100000">
            <text:p text:style-name="P21">83100000</text:p>
          </table:table-cell>
          <table:table-cell table:style-name="Table1.A2" office:value-type="float" office:value="1284340">
            <text:p text:style-name="P21">1284340</text:p>
          </table:table-cell>
          <table:table-cell table:style-name="Table1.A2" office:value-type="float" office:value="1246501">
            <text:p text:style-name="P21">1246501</text:p>
          </table:table-cell>
          <table:table-cell table:style-name="Table1.A2" office:value-type="float" office:value="41.981317">
            <text:p text:style-name="P21">41.98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68">
            <text:p text:style-name="P21">168</text:p>
          </table:table-cell>
          <table:table-cell table:style-name="Table1.A2" office:value-type="float" office:value="83600000">
            <text:p text:style-name="P21">83600000</text:p>
          </table:table-cell>
          <table:table-cell table:style-name="Table1.A2" office:value-type="float" office:value="1292283">
            <text:p text:style-name="P21">1292283</text:p>
          </table:table-cell>
          <table:table-cell table:style-name="Table1.A2" office:value-type="float" office:value="1254001">
            <text:p text:style-name="P21">1254001</text:p>
          </table:table-cell>
          <table:table-cell table:style-name="Table1.A2" office:value-type="float" office:value="42.753722">
            <text:p text:style-name="P21">42.75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69">
            <text:p text:style-name="P21">169</text:p>
          </table:table-cell>
          <table:table-cell table:style-name="Table1.A2" office:value-type="float" office:value="84100000">
            <text:p text:style-name="P21">84100000</text:p>
          </table:table-cell>
          <table:table-cell table:style-name="Table1.A2" office:value-type="float" office:value="1300190">
            <text:p text:style-name="P21">1300190</text:p>
          </table:table-cell>
          <table:table-cell table:style-name="Table1.A2" office:value-type="float" office:value="1261501">
            <text:p text:style-name="P21">1261501</text:p>
          </table:table-cell>
          <table:table-cell table:style-name="Table1.A2" office:value-type="float" office:value="43.153109">
            <text:p text:style-name="P21">43.15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70">
            <text:p text:style-name="P21">170</text:p>
          </table:table-cell>
          <table:table-cell table:style-name="Table1.A2" office:value-type="float" office:value="84600000">
            <text:p text:style-name="P21">84600000</text:p>
          </table:table-cell>
          <table:table-cell table:style-name="Table1.A2" office:value-type="float" office:value="1308133">
            <text:p text:style-name="P21">1308133</text:p>
          </table:table-cell>
          <table:table-cell table:style-name="Table1.A2" office:value-type="float" office:value="1269001">
            <text:p text:style-name="P21">1269001</text:p>
          </table:table-cell>
          <table:table-cell table:style-name="Table1.A2" office:value-type="float" office:value="43.133175">
            <text:p text:style-name="P21">43.13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71">
            <text:p text:style-name="P21">171</text:p>
          </table:table-cell>
          <table:table-cell table:style-name="Table1.A2" office:value-type="float" office:value="85100000">
            <text:p text:style-name="P21">85100000</text:p>
          </table:table-cell>
          <table:table-cell table:style-name="Table1.A2" office:value-type="float" office:value="1316040">
            <text:p text:style-name="P21">1316040</text:p>
          </table:table-cell>
          <table:table-cell table:style-name="Table1.A2" office:value-type="float" office:value="1276501">
            <text:p text:style-name="P21">1276501</text:p>
          </table:table-cell>
          <table:table-cell table:style-name="Table1.A2" office:value-type="float" office:value="43.209235">
            <text:p text:style-name="P21">43.21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72">
            <text:p text:style-name="P21">172</text:p>
          </table:table-cell>
          <table:table-cell table:style-name="Table1.A2" office:value-type="float" office:value="85600000">
            <text:p text:style-name="P21">85600000</text:p>
          </table:table-cell>
          <table:table-cell table:style-name="Table1.A2" office:value-type="float" office:value="1323983">
            <text:p text:style-name="P21">1323983</text:p>
          </table:table-cell>
          <table:table-cell table:style-name="Table1.A2" office:value-type="float" office:value="1284001">
            <text:p text:style-name="P21">1284001</text:p>
          </table:table-cell>
          <table:table-cell table:style-name="Table1.A2" office:value-type="float" office:value="43.905711">
            <text:p text:style-name="P21">43.91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73">
            <text:p text:style-name="P21">173</text:p>
          </table:table-cell>
          <table:table-cell table:style-name="Table1.A2" office:value-type="float" office:value="86100000">
            <text:p text:style-name="P21">86100000</text:p>
          </table:table-cell>
          <table:table-cell table:style-name="Table1.A2" office:value-type="float" office:value="1331890">
            <text:p text:style-name="P21">1331890</text:p>
          </table:table-cell>
          <table:table-cell table:style-name="Table1.A2" office:value-type="float" office:value="1291501">
            <text:p text:style-name="P21">1291501</text:p>
          </table:table-cell>
          <table:table-cell table:style-name="Table1.A2" office:value-type="float" office:value="43.98714">
            <text:p text:style-name="P21">43.99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74">
            <text:p text:style-name="P21">174</text:p>
          </table:table-cell>
          <table:table-cell table:style-name="Table1.A2" office:value-type="float" office:value="86600000">
            <text:p text:style-name="P21">86600000</text:p>
          </table:table-cell>
          <table:table-cell table:style-name="Table1.A2" office:value-type="float" office:value="1339833">
            <text:p text:style-name="P21">1339833</text:p>
          </table:table-cell>
          <table:table-cell table:style-name="Table1.A2" office:value-type="float" office:value="1299001">
            <text:p text:style-name="P21">1299001</text:p>
          </table:table-cell>
          <table:table-cell table:style-name="Table1.A2" office:value-type="float" office:value="44.418092">
            <text:p text:style-name="P21">44.42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75">
            <text:p text:style-name="P21">175</text:p>
          </table:table-cell>
          <table:table-cell table:style-name="Table1.A2" office:value-type="float" office:value="87100000">
            <text:p text:style-name="P21">87100000</text:p>
          </table:table-cell>
          <table:table-cell table:style-name="Table1.A2" office:value-type="float" office:value="1347740">
            <text:p text:style-name="P21">1347740</text:p>
          </table:table-cell>
          <table:table-cell table:style-name="Table1.A2" office:value-type="float" office:value="1306501">
            <text:p text:style-name="P21">1306501</text:p>
          </table:table-cell>
          <table:table-cell table:style-name="Table1.A2" office:value-type="float" office:value="44.392076">
            <text:p text:style-name="P21">44.39</text:p>
          </table:table-cell>
          <table:table-cell table:style-name="Table1.F2" office:value-type="float" office:value="13">
            <text:p text:style-name="P21">13</text:p>
          </table:table-cell>
        </table:table-row>
        <table:table-row>
          <table:table-cell table:style-name="Table1.A2" office:value-type="float" office:value="176">
            <text:p text:style-name="P21">176</text:p>
          </table:table-cell>
          <table:table-cell table:style-name="Table1.A2" office:value-type="float" office:value="87600000">
            <text:p text:style-name="P21">87600000</text:p>
          </table:table-cell>
          <table:table-cell table:style-name="Table1.A2" office:value-type="float" office:value="1355691">
            <text:p text:style-name="P21">1355691</text:p>
          </table:table-cell>
          <table:table-cell table:style-name="Table1.A2" office:value-type="float" office:value="1314001">
            <text:p text:style-name="P21">1314001</text:p>
          </table:table-cell>
          <table:table-cell table:style-name="Table1.A2" office:value-type="float" office:value="43.593535">
            <text:p text:style-name="P21">43.59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77">
            <text:p text:style-name="P21">177</text:p>
          </table:table-cell>
          <table:table-cell table:style-name="Table1.A2" office:value-type="float" office:value="88100000">
            <text:p text:style-name="P21">88100000</text:p>
          </table:table-cell>
          <table:table-cell table:style-name="Table1.A2" office:value-type="float" office:value="1363634">
            <text:p text:style-name="P21">1363634</text:p>
          </table:table-cell>
          <table:table-cell table:style-name="Table1.A2" office:value-type="float" office:value="1321501">
            <text:p text:style-name="P21">1321501</text:p>
          </table:table-cell>
          <table:table-cell table:style-name="Table1.A2" office:value-type="float" office:value="43.840379">
            <text:p text:style-name="P21">43.84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78">
            <text:p text:style-name="P21">178</text:p>
          </table:table-cell>
          <table:table-cell table:style-name="Table1.A2" office:value-type="float" office:value="88600000">
            <text:p text:style-name="P21">88600000</text:p>
          </table:table-cell>
          <table:table-cell table:style-name="Table1.A2" office:value-type="float" office:value="1371616">
            <text:p text:style-name="P21">1371616</text:p>
          </table:table-cell>
          <table:table-cell table:style-name="Table1.A2" office:value-type="float" office:value="1329001">
            <text:p text:style-name="P21">1329001</text:p>
          </table:table-cell>
          <table:table-cell table:style-name="Table1.A2" office:value-type="float" office:value="43.905143">
            <text:p text:style-name="P21">43.91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79">
            <text:p text:style-name="P21">179</text:p>
          </table:table-cell>
          <table:table-cell table:style-name="Table1.A2" office:value-type="float" office:value="89100000">
            <text:p text:style-name="P21">89100000</text:p>
          </table:table-cell>
          <table:table-cell table:style-name="Table1.A2" office:value-type="float" office:value="1379559">
            <text:p text:style-name="P21">1379559</text:p>
          </table:table-cell>
          <table:table-cell table:style-name="Table1.A2" office:value-type="float" office:value="1336501">
            <text:p text:style-name="P21">1336501</text:p>
          </table:table-cell>
          <table:table-cell table:style-name="Table1.A2" office:value-type="float" office:value="44.243415">
            <text:p text:style-name="P21">44.24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80">
            <text:p text:style-name="P21">180</text:p>
          </table:table-cell>
          <table:table-cell table:style-name="Table1.A2" office:value-type="float" office:value="89600000">
            <text:p text:style-name="P21">89600000</text:p>
          </table:table-cell>
          <table:table-cell table:style-name="Table1.A2" office:value-type="float" office:value="1387541">
            <text:p text:style-name="P21">1387541</text:p>
          </table:table-cell>
          <table:table-cell table:style-name="Table1.A2" office:value-type="float" office:value="1344001">
            <text:p text:style-name="P21">1344001</text:p>
          </table:table-cell>
          <table:table-cell table:style-name="Table1.A2" office:value-type="float" office:value="44.432513">
            <text:p text:style-name="P21">44.43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81">
            <text:p text:style-name="P21">181</text:p>
          </table:table-cell>
          <table:table-cell table:style-name="Table1.A2" office:value-type="float" office:value="90100000">
            <text:p text:style-name="P21">90100000</text:p>
          </table:table-cell>
          <table:table-cell table:style-name="Table1.A2" office:value-type="float" office:value="1395484">
            <text:p text:style-name="P21">1395484</text:p>
          </table:table-cell>
          <table:table-cell table:style-name="Table1.A2" office:value-type="float" office:value="1351501">
            <text:p text:style-name="P21">1351501</text:p>
          </table:table-cell>
          <table:table-cell table:style-name="Table1.A2" office:value-type="float" office:value="44.52265">
            <text:p text:style-name="P21">44.52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82">
            <text:p text:style-name="P21">182</text:p>
          </table:table-cell>
          <table:table-cell table:style-name="Table1.A2" office:value-type="float" office:value="90600000">
            <text:p text:style-name="P21">90600000</text:p>
          </table:table-cell>
          <table:table-cell table:style-name="Table1.A2" office:value-type="float" office:value="1403466">
            <text:p text:style-name="P21">1403466</text:p>
          </table:table-cell>
          <table:table-cell table:style-name="Table1.A2" office:value-type="float" office:value="1359001">
            <text:p text:style-name="P21">1359001</text:p>
          </table:table-cell>
          <table:table-cell table:style-name="Table1.A2" office:value-type="float" office:value="44.688876">
            <text:p text:style-name="P21">44.69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83">
            <text:p text:style-name="P21">183</text:p>
          </table:table-cell>
          <table:table-cell table:style-name="Table1.A2" office:value-type="float" office:value="91100000">
            <text:p text:style-name="P21">91100000</text:p>
          </table:table-cell>
          <table:table-cell table:style-name="Table1.A2" office:value-type="float" office:value="1411409">
            <text:p text:style-name="P21">1411409</text:p>
          </table:table-cell>
          <table:table-cell table:style-name="Table1.A2" office:value-type="float" office:value="1366501">
            <text:p text:style-name="P21">1366501</text:p>
          </table:table-cell>
          <table:table-cell table:style-name="Table1.A2" office:value-type="float" office:value="45.123002">
            <text:p text:style-name="P21">45.12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84">
            <text:p text:style-name="P21">184</text:p>
          </table:table-cell>
          <table:table-cell table:style-name="Table1.A2" office:value-type="float" office:value="91600000">
            <text:p text:style-name="P21">91600000</text:p>
          </table:table-cell>
          <table:table-cell table:style-name="Table1.A2" office:value-type="float" office:value="1419391">
            <text:p text:style-name="P21">1419391</text:p>
          </table:table-cell>
          <table:table-cell table:style-name="Table1.A2" office:value-type="float" office:value="1374001">
            <text:p text:style-name="P21">1374001</text:p>
          </table:table-cell>
          <table:table-cell table:style-name="Table1.A2" office:value-type="float" office:value="45.469828">
            <text:p text:style-name="P21">45.47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85">
            <text:p text:style-name="P21">185</text:p>
          </table:table-cell>
          <table:table-cell table:style-name="Table1.A2" office:value-type="float" office:value="92100000">
            <text:p text:style-name="P21">92100000</text:p>
          </table:table-cell>
          <table:table-cell table:style-name="Table1.A2" office:value-type="float" office:value="1427334">
            <text:p text:style-name="P21">1427334</text:p>
          </table:table-cell>
          <table:table-cell table:style-name="Table1.A2" office:value-type="float" office:value="1381501">
            <text:p text:style-name="P21">1381501</text:p>
          </table:table-cell>
          <table:table-cell table:style-name="Table1.A2" office:value-type="float" office:value="45.324758">
            <text:p text:style-name="P21">45.32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86">
            <text:p text:style-name="P21">186</text:p>
          </table:table-cell>
          <table:table-cell table:style-name="Table1.A2" office:value-type="float" office:value="92600000">
            <text:p text:style-name="P21">92600000</text:p>
          </table:table-cell>
          <table:table-cell table:style-name="Table1.A2" office:value-type="float" office:value="1435316">
            <text:p text:style-name="P21">1435316</text:p>
          </table:table-cell>
          <table:table-cell table:style-name="Table1.A2" office:value-type="float" office:value="1389001">
            <text:p text:style-name="P21">1389001</text:p>
          </table:table-cell>
          <table:table-cell table:style-name="Table1.A2" office:value-type="float" office:value="45.741297">
            <text:p text:style-name="P21">45.74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87">
            <text:p text:style-name="P21">187</text:p>
          </table:table-cell>
          <table:table-cell table:style-name="Table1.A2" office:value-type="float" office:value="93100000">
            <text:p text:style-name="P21">93100000</text:p>
          </table:table-cell>
          <table:table-cell table:style-name="Table1.A2" office:value-type="float" office:value="1443259">
            <text:p text:style-name="P21">1443259</text:p>
          </table:table-cell>
          <table:table-cell table:style-name="Table1.A2" office:value-type="float" office:value="1396501">
            <text:p text:style-name="P21">1396501</text:p>
          </table:table-cell>
          <table:table-cell table:style-name="Table1.A2" office:value-type="float" office:value="46.314978">
            <text:p text:style-name="P21">46.31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88">
            <text:p text:style-name="P21">188</text:p>
          </table:table-cell>
          <table:table-cell table:style-name="Table1.A2" office:value-type="float" office:value="93600000">
            <text:p text:style-name="P21">93600000</text:p>
          </table:table-cell>
          <table:table-cell table:style-name="Table1.A2" office:value-type="float" office:value="1451241">
            <text:p text:style-name="P21">1451241</text:p>
          </table:table-cell>
          <table:table-cell table:style-name="Table1.A2" office:value-type="float" office:value="1404001">
            <text:p text:style-name="P21">1404001</text:p>
          </table:table-cell>
          <table:table-cell table:style-name="Table1.A2" office:value-type="float" office:value="46.647328">
            <text:p text:style-name="P21">46.65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89">
            <text:p text:style-name="P21">189</text:p>
          </table:table-cell>
          <table:table-cell table:style-name="Table1.A2" office:value-type="float" office:value="94100000">
            <text:p text:style-name="P21">94100000</text:p>
          </table:table-cell>
          <table:table-cell table:style-name="Table1.A2" office:value-type="float" office:value="1459184">
            <text:p text:style-name="P21">1459184</text:p>
          </table:table-cell>
          <table:table-cell table:style-name="Table1.A2" office:value-type="float" office:value="1411501">
            <text:p text:style-name="P21">1411501</text:p>
          </table:table-cell>
          <table:table-cell table:style-name="Table1.A2" office:value-type="float" office:value="47.09247">
            <text:p text:style-name="P21">47.09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90">
            <text:p text:style-name="P21">190</text:p>
          </table:table-cell>
          <table:table-cell table:style-name="Table1.A2" office:value-type="float" office:value="94600000">
            <text:p text:style-name="P21">94600000</text:p>
          </table:table-cell>
          <table:table-cell table:style-name="Table1.A2" office:value-type="float" office:value="1467166">
            <text:p text:style-name="P21">1467166</text:p>
          </table:table-cell>
          <table:table-cell table:style-name="Table1.A2" office:value-type="float" office:value="1419001">
            <text:p text:style-name="P21">1419001</text:p>
          </table:table-cell>
          <table:table-cell table:style-name="Table1.A2" office:value-type="float" office:value="47.385602">
            <text:p text:style-name="P21">47.39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91">
            <text:p text:style-name="P21">191</text:p>
          </table:table-cell>
          <table:table-cell table:style-name="Table1.A2" office:value-type="float" office:value="95100000">
            <text:p text:style-name="P21">95100000</text:p>
          </table:table-cell>
          <table:table-cell table:style-name="Table1.A2" office:value-type="float" office:value="1475109">
            <text:p text:style-name="P21">1475109</text:p>
          </table:table-cell>
          <table:table-cell table:style-name="Table1.A2" office:value-type="float" office:value="1426501">
            <text:p text:style-name="P21">1426501</text:p>
          </table:table-cell>
          <table:table-cell table:style-name="Table1.A2" office:value-type="float" office:value="47.095164">
            <text:p text:style-name="P21">47.1</text:p>
          </table:table-cell>
          <table:table-cell table:style-name="Table1.F2" office:value-type="float" office:value="14">
            <text:p text:style-name="P21">14</text:p>
          </table:table-cell>
        </table:table-row>
        <table:table-row>
          <table:table-cell table:style-name="Table1.A2" office:value-type="float" office:value="192">
            <text:p text:style-name="P21">192</text:p>
          </table:table-cell>
          <table:table-cell table:style-name="Table1.A2" office:value-type="float" office:value="95600000">
            <text:p text:style-name="P21">95600000</text:p>
          </table:table-cell>
          <table:table-cell table:style-name="Table1.A2" office:value-type="float" office:value="1483102">
            <text:p text:style-name="P21">1483102</text:p>
          </table:table-cell>
          <table:table-cell table:style-name="Table1.A2" office:value-type="float" office:value="1434001">
            <text:p text:style-name="P21">1434001</text:p>
          </table:table-cell>
          <table:table-cell table:style-name="Table1.A2" office:value-type="float" office:value="48.660945">
            <text:p text:style-name="P21">48.66</text:p>
          </table:table-cell>
          <table:table-cell table:style-name="Table1.F2" office:value-type="float" office:value="15">
            <text:p text:style-name="P21">15</text:p>
          </table:table-cell>
        </table:table-row>
        <table:table-row>
          <table:table-cell table:style-name="Table1.A2" office:value-type="float" office:value="193">
            <text:p text:style-name="P21">193</text:p>
          </table:table-cell>
          <table:table-cell table:style-name="Table1.A2" office:value-type="float" office:value="96100000">
            <text:p text:style-name="P21">96100000</text:p>
          </table:table-cell>
          <table:table-cell table:style-name="Table1.A2" office:value-type="float" office:value="1491081">
            <text:p text:style-name="P21">1491081</text:p>
          </table:table-cell>
          <table:table-cell table:style-name="Table1.A2" office:value-type="float" office:value="1441501">
            <text:p text:style-name="P21">1441501</text:p>
          </table:table-cell>
          <table:table-cell table:style-name="Table1.A2" office:value-type="float" office:value="49.401866">
            <text:p text:style-name="P21">49.4</text:p>
          </table:table-cell>
          <table:table-cell table:style-name="Table1.F2" office:value-type="float" office:value="15">
            <text:p text:style-name="P21">15</text:p>
          </table:table-cell>
        </table:table-row>
        <text:soft-page-break/>
        <table:table-row>
          <table:table-cell table:style-name="Table1.A2" office:value-type="float" office:value="194">
            <text:p text:style-name="P21">194</text:p>
          </table:table-cell>
          <table:table-cell table:style-name="Table1.A2" office:value-type="float" office:value="96600000">
            <text:p text:style-name="P21">96600000</text:p>
          </table:table-cell>
          <table:table-cell table:style-name="Table1.A2" office:value-type="float" office:value="1499102">
            <text:p text:style-name="P21">1499102</text:p>
          </table:table-cell>
          <table:table-cell table:style-name="Table1.A2" office:value-type="float" office:value="1449001">
            <text:p text:style-name="P21">1449001</text:p>
          </table:table-cell>
          <table:table-cell table:style-name="Table1.A2" office:value-type="float" office:value="48.99168">
            <text:p text:style-name="P21">48.99</text:p>
          </table:table-cell>
          <table:table-cell table:style-name="Table1.F2" office:value-type="float" office:value="15">
            <text:p text:style-name="P21">15</text:p>
          </table:table-cell>
        </table:table-row>
        <table:table-row>
          <table:table-cell table:style-name="Table1.A2" office:value-type="float" office:value="195">
            <text:p text:style-name="P21">195</text:p>
          </table:table-cell>
          <table:table-cell table:style-name="Table1.A2" office:value-type="float" office:value="97100000">
            <text:p text:style-name="P21">97100000</text:p>
          </table:table-cell>
          <table:table-cell table:style-name="Table1.A2" office:value-type="float" office:value="1507081">
            <text:p text:style-name="P21">1507081</text:p>
          </table:table-cell>
          <table:table-cell table:style-name="Table1.A2" office:value-type="float" office:value="1456501">
            <text:p text:style-name="P21">1456501</text:p>
          </table:table-cell>
          <table:table-cell table:style-name="Table1.A2" office:value-type="float" office:value="49.895304">
            <text:p text:style-name="P21">49.9</text:p>
          </table:table-cell>
          <table:table-cell table:style-name="Table1.F2" office:value-type="float" office:value="15">
            <text:p text:style-name="P21">15</text:p>
          </table:table-cell>
        </table:table-row>
        <table:table-row>
          <table:table-cell table:style-name="Table1.A2" office:value-type="float" office:value="196">
            <text:p text:style-name="P21">196</text:p>
          </table:table-cell>
          <table:table-cell table:style-name="Table1.A2" office:value-type="float" office:value="97600000">
            <text:p text:style-name="P21">97600000</text:p>
          </table:table-cell>
          <table:table-cell table:style-name="Table1.A2" office:value-type="float" office:value="1515102">
            <text:p text:style-name="P21">1515102</text:p>
          </table:table-cell>
          <table:table-cell table:style-name="Table1.A2" office:value-type="float" office:value="1464001">
            <text:p text:style-name="P21">1464001</text:p>
          </table:table-cell>
          <table:table-cell table:style-name="Table1.A2" office:value-type="float" office:value="50.173187">
            <text:p text:style-name="P21">50.17</text:p>
          </table:table-cell>
          <table:table-cell table:style-name="Table1.F2" office:value-type="float" office:value="15">
            <text:p text:style-name="P21">15</text:p>
          </table:table-cell>
        </table:table-row>
        <table:table-row>
          <table:table-cell table:style-name="Table1.A2" office:value-type="float" office:value="197">
            <text:p text:style-name="P21">197</text:p>
          </table:table-cell>
          <table:table-cell table:style-name="Table1.A2" office:value-type="float" office:value="98100000">
            <text:p text:style-name="P21">98100000</text:p>
          </table:table-cell>
          <table:table-cell table:style-name="Table1.A2" office:value-type="float" office:value="1523081">
            <text:p text:style-name="P21">1523081</text:p>
          </table:table-cell>
          <table:table-cell table:style-name="Table1.A2" office:value-type="float" office:value="1471501">
            <text:p text:style-name="P21">1471501</text:p>
          </table:table-cell>
          <table:table-cell table:style-name="Table1.A2" office:value-type="float" office:value="49.989469">
            <text:p text:style-name="P21">49.99</text:p>
          </table:table-cell>
          <table:table-cell table:style-name="Table1.F2" office:value-type="float" office:value="15">
            <text:p text:style-name="P21">15</text:p>
          </table:table-cell>
        </table:table-row>
        <table:table-row>
          <table:table-cell table:style-name="Table1.A2" office:value-type="float" office:value="198">
            <text:p text:style-name="P21">198</text:p>
          </table:table-cell>
          <table:table-cell table:style-name="Table1.A2" office:value-type="float" office:value="98600000">
            <text:p text:style-name="P21">98600000</text:p>
          </table:table-cell>
          <table:table-cell table:style-name="Table1.A2" office:value-type="float" office:value="1531102">
            <text:p text:style-name="P21">1531102</text:p>
          </table:table-cell>
          <table:table-cell table:style-name="Table1.A2" office:value-type="float" office:value="1479001">
            <text:p text:style-name="P21">1479001</text:p>
          </table:table-cell>
          <table:table-cell table:style-name="Table1.A2" office:value-type="float" office:value="50.112246">
            <text:p text:style-name="P21">50.11</text:p>
          </table:table-cell>
          <table:table-cell table:style-name="Table1.F2" office:value-type="float" office:value="15">
            <text:p text:style-name="P21">15</text:p>
          </table:table-cell>
        </table:table-row>
        <table:table-row>
          <table:table-cell table:style-name="Table1.A2" office:value-type="float" office:value="199">
            <text:p text:style-name="P21">199</text:p>
          </table:table-cell>
          <table:table-cell table:style-name="Table1.A2" office:value-type="float" office:value="99100000">
            <text:p text:style-name="P21">99100000</text:p>
          </table:table-cell>
          <table:table-cell table:style-name="Table1.A2" office:value-type="float" office:value="1539081">
            <text:p text:style-name="P21">1539081</text:p>
          </table:table-cell>
          <table:table-cell table:style-name="Table1.A2" office:value-type="float" office:value="1486501">
            <text:p text:style-name="P21">1486501</text:p>
          </table:table-cell>
          <table:table-cell table:style-name="Table1.A2" office:value-type="float" office:value="50.846537">
            <text:p text:style-name="P21">50.85</text:p>
          </table:table-cell>
          <table:table-cell table:style-name="Table1.F2" office:value-type="float" office:value="15">
            <text:p text:style-name="P21">15</text:p>
          </table:table-cell>
        </table:table-row>
        <table:table-row>
          <table:table-cell table:style-name="Table1.A2" office:value-type="float" office:value="200">
            <text:p text:style-name="P21">200</text:p>
          </table:table-cell>
          <table:table-cell table:style-name="Table1.A2" office:value-type="float" office:value="99600000">
            <text:p text:style-name="P21">99600000</text:p>
          </table:table-cell>
          <table:table-cell table:style-name="Table1.A2" office:value-type="float" office:value="1547102">
            <text:p text:style-name="P21">1547102</text:p>
          </table:table-cell>
          <table:table-cell table:style-name="Table1.A2" office:value-type="float" office:value="1494001">
            <text:p text:style-name="P21">1494001</text:p>
          </table:table-cell>
          <table:table-cell table:style-name="Table1.A2" office:value-type="float" office:value="51.10203">
            <text:p text:style-name="P21">51.1</text:p>
          </table:table-cell>
          <table:table-cell table:style-name="Table1.F2" office:value-type="float" office:value="15">
            <text:p text:style-name="P21">15</text:p>
          </table:table-cell>
        </table:table-row>
        <table:table-row>
          <table:table-cell table:style-name="Table1.A2" office:value-type="float" office:value="201">
            <text:p text:style-name="P21">201</text:p>
          </table:table-cell>
          <table:table-cell table:style-name="Table1.A2" office:value-type="float" office:value="100100000">
            <text:p text:style-name="P21">100100000</text:p>
          </table:table-cell>
          <table:table-cell table:style-name="Table1.A2" office:value-type="float" office:value="1555081">
            <text:p text:style-name="P21">1555081</text:p>
          </table:table-cell>
          <table:table-cell table:style-name="Table1.A2" office:value-type="float" office:value="1501501">
            <text:p text:style-name="P21">1501501</text:p>
          </table:table-cell>
          <table:table-cell table:style-name="Table1.A2" office:value-type="float" office:value="51.013114">
            <text:p text:style-name="P21">51.01</text:p>
          </table:table-cell>
          <table:table-cell table:style-name="Table1.F2" office:value-type="float" office:value="15">
            <text:p text:style-name="P21">15</text:p>
          </table:table-cell>
        </table:table-row>
        <table:table-row>
          <table:table-cell table:style-name="Table1.A2" office:value-type="float" office:value="202">
            <text:p text:style-name="P21">202</text:p>
          </table:table-cell>
          <table:table-cell table:style-name="Table1.A2" office:value-type="float" office:value="100600000">
            <text:p text:style-name="P21">100600000</text:p>
          </table:table-cell>
          <table:table-cell table:style-name="Table1.A2" office:value-type="float" office:value="1563102">
            <text:p text:style-name="P21">1563102</text:p>
          </table:table-cell>
          <table:table-cell table:style-name="Table1.A2" office:value-type="float" office:value="1509001">
            <text:p text:style-name="P21">1509001</text:p>
          </table:table-cell>
          <table:table-cell table:style-name="Table1.A2" office:value-type="float" office:value="51.221697">
            <text:p text:style-name="P21">51.22</text:p>
          </table:table-cell>
          <table:table-cell table:style-name="Table1.F2" office:value-type="float" office:value="15">
            <text:p text:style-name="P21">15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9:19:26.591431394</meta:creation-date>
    <meta:generator>LibreOffice/24.2.7.2$Linux_X86_64 LibreOffice_project/420$Build-2</meta:generator>
    <dc:date>2025-11-13T18:45:14.076844895</dc:date>
    <meta:editing-duration>PT1H22M33S</meta:editing-duration>
    <meta:editing-cycles>5</meta:editing-cycles>
    <meta:document-statistic meta:table-count="1" meta:image-count="0" meta:object-count="4" meta:page-count="7" meta:paragraph-count="1237" meta:word-count="1574" meta:character-count="8212" meta:non-whitespace-character-count="7858"/>
  </office:meta>
</office:document-meta>
</file>

<file path=Object 1/content.xml><?xml version="1.0" encoding="utf-8"?>
<math xmlns="http://www.w3.org/1998/Math/MathML" display="block">
  <semantics>
    <mrow>
      <mi>⌈</mi>
      <mfrac>
        <mi>N</mi>
        <mi mathvariant="italic">bn</mi>
      </mfrac>
      <mi>⌉</mi>
    </mrow>
    <annotation encoding="StarMath 5.0">⌈ frac N bn ⌉</annotation>
  </semantics>
</math>
</file>

<file path=Object 2/content.xml><?xml version="1.0" encoding="utf-8"?>
<math xmlns="http://www.w3.org/1998/Math/MathML" display="block">
  <semantics>
    <mrow>
      <mn>2</mn>
      <mfrac>
        <mi>N</mi>
        <mi>b</mi>
      </mfrac>
    </mrow>
    <annotation encoding="StarMath 5.0">2 frac N b </annotation>
  </semantics>
</math>
</file>

<file path=Object 3/content.xml><?xml version="1.0" encoding="utf-8"?>
<math xmlns="http://www.w3.org/1998/Math/MathML" display="block">
  <semantics>
    <mrow>
      <mrow>
        <msub>
          <mi>C</mi>
          <mfrac>
            <mi>R</mi>
            <mn>2</mn>
          </mfrac>
        </msub>
        <mo stretchy="false">=</mo>
        <mi>⌈</mi>
      </mrow>
      <mfrac>
        <msub>
          <mi>C</mi>
          <mi>R</mi>
        </msub>
        <mi>n</mi>
      </mfrac>
      <mi>⌉</mi>
    </mrow>
    <annotation encoding="StarMath 5.0"> C_{frac R 2} = ⌈frac {C_{R}} {n} ⌉ </annotation>
  </semantics>
</math>
</file>

<file path=Object 4/content.xml><?xml version="1.0" encoding="utf-8"?>
<math xmlns="http://www.w3.org/1998/Math/MathML" display="block">
  <semantics>
    <mrow>
      <mrow>
        <mi>K</mi>
        <mo stretchy="false">=</mo>
        <mn>2</mn>
      </mrow>
      <mfrac>
        <mi>N</mi>
        <mi>b</mi>
      </mfrac>
      <msub>
        <mi>log</mi>
        <mi>n</mi>
      </msub>
      <mfrac>
        <mi>N</mi>
        <mi>b</mi>
      </mfrac>
    </mrow>
    <annotation encoding="StarMath 5.0">K = 2 frac N b log_n frac N b
</annotation>
  </semantics>
</math>
</file>